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ans-serif"/>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Sans, Ubuntu, Cantarell, 'Helvetica Neue', sans-serif"/>
    <style:font-face style:name="inherit" svg:font-family="inherit"/>
    <style:font-face style:name="ui-monospace" svg:font-family="ui-monospace, 'Cascadia Mono', 'Segoe UI Mono', 'Liberation Mono', Menlo, Monaco, Consolas, monospace"/>
  </office:font-face-decls>
  <office:automatic-styles>
    <style:style style:name="P1" style:family="paragraph" style:parent-style-name="Heading_20_1">
      <style:paragraph-properties fo:margin-left="0in" fo:margin-right="0in" fo:margin-top="0in" fo:margin-bottom="0.2083in" style:contextual-spacing="false" fo:text-align="center" style:justify-single-word="false" fo:orphans="2" fo:widows="2" fo:text-indent="0in" style:auto-text-indent="false" fo:padding="0in" fo:border="none"/>
      <style:text-properties fo:font-variant="normal" fo:text-transform="none" fo:color="#000000" loext:opacity="100%" style:font-name="Raleway" fo:font-size="36pt" fo:letter-spacing="normal" fo:font-style="normal" fo:font-weight="normal"/>
    </style:style>
    <style:style style:name="P2" style:family="paragraph" style:parent-style-name="Heading_20_2">
      <style:paragraph-properties fo:margin-left="0in" fo:margin-right="0in" fo:margin-top="0in" fo:margin-bottom="0.25in" style:contextual-spacing="false" fo:orphans="2" fo:widows="2" fo:text-indent="0in" style:auto-text-indent="false" fo:padding="0in" fo:border="none"/>
      <style:text-properties fo:font-variant="normal" fo:text-transform="none" fo:color="#313b77" loext:opacity="100%" style:font-name="Raleway" fo:font-size="21pt" fo:letter-spacing="normal" fo:font-style="normal" fo:font-weight="normal"/>
    </style:style>
    <style:style style:name="P3" style:family="paragraph" style:parent-style-name="Heading_20_3">
      <style:paragraph-properties fo:margin-left="0in" fo:margin-right="0in" fo:margin-top="0in" fo:margin-bottom="0.2083in" style:contextual-spacing="false" fo:orphans="2" fo:widows="2" fo:text-indent="0in" style:auto-text-indent="false" fo:padding="0in" fo:border="none"/>
      <style:text-properties fo:font-variant="normal" fo:text-transform="none" fo:color="#313b77" loext:opacity="100%" style:font-name="Raleway" fo:font-size="17.25pt" fo:letter-spacing="normal" fo:font-style="normal" fo:font-weight="normal"/>
    </style:style>
    <style:style style:name="P4" style:family="paragraph" style:parent-style-name="Heading_20_4">
      <style:paragraph-properties fo:margin-left="0in" fo:margin-right="0in" fo:margin-top="0in" fo:margin-bottom="0.2083in" style:contextual-spacing="false" fo:orphans="2" fo:widows="2" fo:text-indent="0in" style:auto-text-indent="false" fo:padding="0in" fo:border="none"/>
      <style:text-properties fo:font-variant="normal" fo:text-transform="none" fo:color="#313b77" loext:opacity="100%" style:font-name="Raleway" fo:font-size="15pt" fo:letter-spacing="normal" fo:font-style="normal" fo:font-weight="normal"/>
    </style:style>
    <style:style style:name="P5" style:family="paragraph" style:parent-style-name="Preformatted_20_Text">
      <loext:graphic-properties draw:fill="solid" draw:fill-color="#2e3440" draw:opacity="100%"/>
      <style:paragraph-properties fo:margin-left="0in" fo:margin-right="0in" fo:margin-top="0in" fo:margin-bottom="0.25in" style:contextual-spacing="false" fo:line-height="150%" fo:text-align="start" style:justify-single-word="false" fo:orphans="2" fo:widows="2" fo:text-indent="0in" style:auto-text-indent="false" fo:background-color="#2e3440" fo:padding="0in" fo:border="none"/>
      <style:text-properties fo:font-variant="normal" fo:text-transform="none" fo:color="#ebcb8b" loext:opacity="100%" style:font-name="apple-system" fo:font-size="13.5pt" fo:letter-spacing="normal" fo:font-style="normal" fo:font-weight="bold" fo:background-color="#383c44" loext:padding="0in" loext:border="none"/>
    </style:style>
    <style:style style:name="P6" style:family="paragraph" style:parent-style-name="Text_20_body">
      <style:paragraph-properties fo:margin-left="0in" fo:margin-right="0in" style:line-height-at-least="0.3126in" fo:text-align="start" style:justify-single-word="false" fo:orphans="2" fo:widows="2" fo:text-indent="0in" style:auto-text-indent="false"/>
      <style:text-properties fo:font-variant="normal" fo:text-transform="none" fo:color="#243b53" loext:opacity="100%" style:font-name="Raleway" fo:font-size="15pt" fo:letter-spacing="normal" fo:font-style="normal" fo:font-weight="bold" fo:background-color="#eeeeee" loext:padding-left="0in" loext:padding-right="0in" loext:padding-top="0.3126in" loext:padding-bottom="0.3126in" loext:border-left="none" loext:border-right="none" loext:border-top="0.74pt solid #333333" loext:border-bottom="0.74pt solid #333333"/>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style:style>
    <style:style style:name="P8" style:family="paragraph" style:parent-style-name="Heading_20_4">
      <style:paragraph-properties fo:margin-left="0in" fo:margin-right="0in" fo:margin-top="0in" fo:margin-bottom="0.2083in" style:contextual-spacing="false" fo:orphans="2" fo:widows="2" fo:text-indent="0in" style:auto-text-indent="false" fo:padding="0in" fo:border="none"/>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0" style:family="paragraph" style:parent-style-name="Preformatted_20_Text">
      <loext:graphic-properties draw:fill="solid" draw:fill-color="#2e3440" draw:opacity="100%"/>
      <style:paragraph-properties fo:margin-top="0in" fo:margin-bottom="0.1965in" style:contextual-spacing="false" fo:line-height="150%" fo:text-align="start" style:justify-single-word="false" fo:orphans="2" fo:widows="2" fo:background-color="#2e3440" fo:padding="0in" fo:border="none"/>
    </style:style>
    <style:style style:name="P11" style:family="paragraph" style:parent-style-name="Preformatted_20_Text">
      <loext:graphic-properties draw:fill="solid" draw:fill-color="#2e3440" draw:opacity="100%"/>
      <style:paragraph-properties fo:line-height="150%" fo:text-align="start" style:justify-single-word="false" fo:orphans="2" fo:widows="2" fo:background-color="#2e3440" fo:padding="0in" fo:border="none"/>
    </style:style>
    <style:style style:name="P12" style:family="paragraph" style:parent-style-name="Preformatted_20_Text">
      <loext:graphic-properties draw:fill="solid" draw:fill-color="#2e3440" draw:opacity="100%"/>
      <style:paragraph-properties fo:margin-left="0in" fo:margin-right="0in" fo:line-height="150%" fo:text-align="start" style:justify-single-word="false" fo:orphans="2" fo:widows="2" fo:text-indent="0in" style:auto-text-indent="false" fo:background-color="#2e3440" fo:padding="0in" fo:border="none"/>
    </style:style>
    <style:style style:name="P13" style:family="paragraph" style:parent-style-name="Preformatted_20_Text">
      <loext:graphic-properties draw:fill="solid" draw:fill-color="#2e3440" draw:opacity="100%"/>
      <style:paragraph-properties fo:margin-left="0in" fo:margin-right="0in" fo:margin-top="0in" fo:margin-bottom="0.1965in" style:contextual-spacing="false" fo:line-height="150%" fo:text-align="start" style:justify-single-word="false" fo:orphans="2" fo:widows="2" fo:text-indent="0in" style:auto-text-indent="false" fo:background-color="#2e3440" fo:padding="0in" fo:border="none"/>
    </style:style>
    <style:style style:name="P14" style:family="paragraph" style:parent-style-name="Preformatted_20_Text">
      <loext:graphic-properties draw:fill="solid" draw:fill-color="#2e3440" draw:opacity="100%"/>
      <style:paragraph-properties fo:margin-left="0in" fo:margin-right="0in" fo:margin-top="0in" fo:margin-bottom="0in" style:contextual-spacing="false" fo:line-height="150%" fo:text-align="start" style:justify-single-word="false" fo:orphans="2" fo:widows="2" fo:text-indent="0in" style:auto-text-indent="false" fo:background-color="#2e3440" fo:padding="0in" fo:border="none"/>
    </style:style>
    <style:style style:name="P15" style:family="paragraph" style:parent-style-name="Quotations">
      <loext:graphic-properties draw:fill="solid" draw:fill-color="#f8faff" draw:opacity="100%"/>
      <style:paragraph-properties fo:margin-left="0.3937in" fo:margin-right="0.3937in" fo:margin-top="0in" fo:margin-bottom="0in" style:contextual-spacing="false" style:line-height-at-least="0.3126in" fo:orphans="2" fo:widows="2" fo:text-indent="0in" style:auto-text-indent="false" fo:background-color="#f8faff" fo:padding="0in" fo:border="none"/>
    </style:style>
    <style:style style:name="P16" style:family="paragraph" style:parent-style-name="Standard">
      <style:text-properties fo:color="#000000" loext:opacity="100%"/>
    </style:style>
    <style:style style:name="P1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color="#000000" loext:opacity="100%"/>
    </style:style>
    <style:style style:name="P18" style:family="paragraph" style:parent-style-name="Text_20_body" style:list-style-name="L1">
      <style:paragraph-properties fo:margin-left="0in" fo:margin-right="0in" fo:margin-top="0in" fo:margin-bottom="0in" style:contextual-spacing="false" style:line-height-at-least="0.3126in" fo:text-align="start" style:justify-single-word="false" fo:orphans="2" fo:widows="2" fo:text-indent="0in" style:auto-text-indent="false" fo:padding="0in" fo:border="none"/>
    </style:style>
    <style:style style:name="P19" style:family="paragraph" style:parent-style-name="Text_20_body" style:list-style-name="L2">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style:style>
    <style:style style:name="P20" style:family="paragraph" style:parent-style-name="Text_20_body" style:list-style-name="L5">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style:style>
    <style:style style:name="P21" style:family="paragraph" style:parent-style-name="Text_20_body">
      <style:paragraph-properties fo:margin-left="0in" fo:margin-right="0in" fo:margin-top="0in" fo:margin-bottom="0in" style:contextual-spacing="false" fo:line-height="100%" fo:orphans="1" fo:text-indent="0in" style:auto-text-indent="false"/>
      <style:text-properties fo:font-variant="normal" fo:text-transform="none" style:font-name="inherit" fo:letter-spacing="normal" style:font-name-asian="inherit" style:font-name-complex="inherit" loext:padding="0in" loext:border="none"/>
    </style:style>
    <style:style style:name="P22" style:family="paragraph" style:parent-style-name="Text_20_body">
      <style:paragraph-properties fo:margin-left="0in" fo:margin-right="0in" fo:margin-top="0in" fo:margin-bottom="0in" style:contextual-spacing="false" fo:line-height="100%"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3" style:family="paragraph" style:parent-style-name="Text_20_body" style:list-style-name="L3">
      <style:paragraph-properties fo:margin-left="0in" fo:margin-right="0in" fo:margin-top="0in" fo:margin-bottom="0.1043in" style:contextual-spacing="false" fo:orphans="2" fo:widows="2" fo:text-indent="0in" style:auto-text-indent="false" fo:padding="0in" fo:border="none"/>
    </style:style>
    <style:style style:name="P24" style:family="paragraph" style:parent-style-name="Text_20_body" style:list-style-name="L4">
      <style:paragraph-properties fo:margin-left="0in" fo:margin-right="0in" fo:margin-top="0in" fo:margin-bottom="0.1043in" style:contextual-spacing="false" fo:orphans="2" fo:widows="2" fo:text-indent="0in" style:auto-text-indent="false" fo:padding="0in" fo:border="none"/>
    </style:style>
    <style:style style:name="P25" style:family="paragraph" style:parent-style-name="Text_20_body" style:list-style-name="L5">
      <style:paragraph-properties fo:margin-left="0in" fo:margin-right="0in" fo:margin-top="0in" fo:margin-bottom="0.1043in" style:contextual-spacing="false" fo:orphans="2" fo:widows="2" fo:text-indent="0in" style:auto-text-indent="false" fo:padding="0in" fo:border="none"/>
    </style:style>
    <style:style style:name="P26" style:family="paragraph" style:parent-style-name="Text_20_body" style:list-style-name="L6">
      <style:paragraph-properties fo:margin-left="0in" fo:margin-right="0in" fo:margin-top="0in" fo:margin-bottom="0.1043in" style:contextual-spacing="false" fo:orphans="2" fo:widows="2" fo:text-indent="0in" style:auto-text-indent="false" fo:padding="0in" fo:border="none"/>
    </style:style>
    <style:style style:name="P27"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8" style:family="paragraph" style:parent-style-name="Text_20_body">
      <style:paragraph-properties fo:margin-left="0in" fo:margin-right="0in" fo:margin-top="0in" fo:margin-bottom="0in" style:contextual-spacing="false" fo:line-height="100%" fo:orphans="1" fo:text-indent="0in" style:auto-text-indent="false"/>
    </style:style>
    <style:style style:name="P29" style:family="paragraph" style:parent-style-name="Text_20_body">
      <style:paragraph-properties fo:margin-top="0in" fo:margin-bottom="0in" style:contextual-spacing="false" fo:line-height="100%" fo:orphans="1"/>
    </style:style>
    <style:style style:name="P30" style:family="paragraph" style:parent-style-name="Text_20_body">
      <style:paragraph-properties fo:margin-left="0in" fo:margin-right="0in" fo:margin-top="0in" fo:margin-bottom="0in" style:contextual-spacing="false" fo:line-height="100%" fo:orphans="0" fo:text-indent="0in" style:auto-text-indent="false"/>
    </style:style>
    <style:style style:name="T1" style:family="text">
      <style:text-properties fo:font-variant="normal" fo:text-transform="none" fo:color="#243b53" loext:opacity="100%" style:font-name="Raleway" fo:font-size="13.5pt" fo:letter-spacing="normal" fo:font-style="normal" fo:font-weight="normal"/>
    </style:style>
    <style:style style:name="T2" style:family="text">
      <style:text-properties fo:font-variant="normal" fo:text-transform="none" fo:color="#243b53" loext:opacity="100%" style:font-name="Raleway" fo:font-size="13.5pt" fo:letter-spacing="normal" fo:font-style="normal" fo:font-weight="bold"/>
    </style:style>
    <style:style style:name="T3" style:family="text">
      <style:text-properties fo:font-variant="normal" fo:text-transform="none" fo:color="#243b53" loext:opacity="100%" style:font-name="Raleway" fo:font-size="13.5pt" fo:letter-spacing="normal" fo:font-style="italic" fo:font-weight="normal"/>
    </style:style>
    <style:style style:name="T4" style:family="text">
      <style:text-properties fo:font-variant="normal" fo:text-transform="none" fo:color="#243b53" loext:opacity="100%" style:font-name="Raleway" fo:font-size="13.5pt" fo:letter-spacing="normal" fo:font-style="italic" fo:font-weight="bold"/>
    </style:style>
    <style:style style:name="T5" style:family="text">
      <style:text-properties fo:font-variant="normal" fo:text-transform="none" fo:color="#243b53" loext:opacity="100%" style:font-name="ui-monospace" fo:font-size="12.75pt" fo:letter-spacing="normal" fo:font-style="normal" fo:font-weight="normal"/>
    </style:style>
    <style:style style:name="T6" style:family="text">
      <style:text-properties fo:font-variant="normal" fo:text-transform="none" fo:color="#243b53" loext:opacity="100%" style:font-name="ui-monospace" fo:font-size="12.75pt" fo:letter-spacing="normal" fo:font-style="normal" fo:font-weight="bold"/>
    </style:style>
    <style:style style:name="T7" style:family="text">
      <style:text-properties fo:font-variant="normal" fo:text-transform="none" fo:color="#0556f3" loext:opacity="100%" style:text-line-through-style="none" style:text-line-through-type="none" style:font-name="Raleway" fo:font-size="13.5pt" fo:letter-spacing="normal" fo:font-style="normal" style:text-underline-style="none" fo:font-weight="normal" style:text-blinking="false"/>
    </style:style>
    <style:style style:name="T8" style:family="text">
      <style:text-properties fo:font-variant="normal" fo:text-transform="none" fo:color="#0556f3" loext:opacity="100%" style:text-line-through-style="none" style:text-line-through-type="none" style:font-name="ui-monospace" fo:font-size="12.75pt" fo:letter-spacing="normal" fo:font-style="normal" style:text-underline-style="none" fo:font-weight="normal" style:text-blinking="false"/>
    </style:style>
    <style:style style:name="T9" style:family="text">
      <style:text-properties fo:font-variant="normal" fo:text-transform="none" fo:color="#333333" loext:opacity="100%" style:text-line-through-style="none" style:text-line-through-type="none" style:font-name="Raleway" fo:font-size="13.5pt" fo:letter-spacing="normal" fo:font-style="normal" style:text-underline-style="none" fo:font-weight="normal" style:text-blinking="false" fo:background-color="#eeeeee" loext:char-shading-value="0" loext:padding-left="0in" loext:padding-right="0in" loext:padding-top="0.3126in" loext:padding-bottom="0.3126in" loext:border-left="none" loext:border-right="none" loext:border-top="0.74pt solid #333333" loext:border-bottom="0.74pt solid #333333"/>
    </style:style>
    <style:style style:name="T10" style:family="text">
      <style:text-properties fo:font-variant="normal" fo:text-transform="none" fo:color="#81a1c1" loext:opacity="100%" style:font-name="ui-monospace" fo:font-size="13.5pt" fo:letter-spacing="normal" fo:language="en" fo:country="US" fo:font-style="normal" fo:font-weight="normal" loext:padding="0in" loext:border="none"/>
    </style:style>
    <style:style style:name="T11" style:family="text">
      <style:text-properties fo:font-variant="normal" fo:text-transform="none" fo:color="#a3be8c" loext:opacity="100%" style:font-name="ui-monospace" fo:font-size="13.5pt" fo:letter-spacing="normal" fo:language="en" fo:country="US" fo:font-style="normal" fo:font-weight="normal" loext:padding="0in" loext:border="none"/>
    </style:style>
    <style:style style:name="T12" style:family="text">
      <style:text-properties fo:font-variant="normal" fo:text-transform="none" fo:color="#f8f8f2" loext:opacity="100%" style:font-name="ui-monospace" fo:font-size="13.5pt" fo:letter-spacing="normal" fo:language="en" fo:country="US" fo:font-style="normal" fo:font-weight="normal" loext:padding="0in" loext:border="none"/>
    </style:style>
    <style:style style:name="T13" style:family="text">
      <style:text-properties fo:font-variant="normal" fo:text-transform="none" fo:color="#f8f8f2" loext:opacity="100%" fo:letter-spacing="normal" loext:padding="0in" loext:border="none"/>
    </style:style>
    <style:style style:name="T14" style:family="text">
      <style:text-properties fo:font-variant="normal" fo:text-transform="none" fo:color="#b48ead" loext:opacity="100%" style:font-name="ui-monospace" fo:font-size="13.5pt" fo:letter-spacing="normal" fo:language="en" fo:country="US" fo:font-style="normal" fo:font-weight="normal" loext:padding="0in" loext:border="none"/>
    </style:style>
    <style:style style:name="T15" style:family="text">
      <style:text-properties fo:font-variant="normal" fo:text-transform="none" style:font-name="inherit" fo:letter-spacing="normal" loext:padding="0in" loext:border="none"/>
    </style:style>
    <style:style style:name="T16" style:family="text">
      <style:text-properties fo:font-variant="normal" fo:text-transform="none" fo:color="#88c0d0" loext:opacity="100%" style:font-name="ui-monospace" fo:font-size="13.5pt" fo:letter-spacing="normal" fo:language="en" fo:country="US" fo:font-style="normal" fo:font-weight="normal" loext:padding="0in" loext:border="none"/>
    </style:style>
    <style:style style:name="T17" style:family="text">
      <style:text-properties fo:font-variant="normal" fo:text-transform="none" fo:color="#636f88" loext:opacity="100%" style:font-name="ui-monospace" fo:font-size="13.5pt" fo:letter-spacing="normal" fo:language="en" fo:country="US" fo:font-style="normal" fo:font-weight="normal" loext:padding="0in" loext:border="none"/>
    </style:style>
    <style:style style:name="T18" style:family="text">
      <style:text-properties fo:font-variant="normal" fo:text-transform="none" fo:color="#313b77" loext:opacity="100%" style:font-name="Raleway" fo:font-size="15pt" fo:letter-spacing="normal" fo:font-style="normal" fo:font-weight="normal"/>
    </style:style>
    <style:style style:name="T19" style:family="text">
      <style:text-properties fo:font-variant="normal" fo:text-transform="none" fo:color="#313b77" loext:opacity="100%" style:font-name="ui-monospace" fo:font-size="14.25pt" fo:letter-spacing="normal" fo:font-style="normal" fo:font-weight="normal"/>
    </style:style>
    <text:list-style style:name="L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294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tuples – Working with Tuples in Java</text:h>
      <text:p text:style-name="P16"/>
      <text:p text:style-name="P17"><text:span text:style-name="T1">In this </text:span><text:span text:style-name="Emphasis"><text:span text:style-name="T3">Java tuple tutorial</text:span></text:span><text:span text:style-name="T1">, we will learn about </text:span><text:span text:style-name="Strong_20_Emphasis"><text:span text:style-name="T2">Tuples</text:span></text:span><text:span text:style-name="T1"> – a generic data structure and how we can use tuples in a Java program. Tuples, by default, are not part of the Java programming language as a data structure so we will use one nice third-party library </text:span><text:a xlink:type="simple" xlink:href="https://www.javatuples.org/" office:target-frame-name="_blank" xlink:show="new" text:style-name="Internet_20_link" text:visited-style-name="Visited_20_Internet_20_Link"><text:span text:style-name="T7">javatuples</text:span></text:a><text:span text:style-name="T1"> for it.</text:span></text:p>
      <text:p text:style-name="P6">Table Of Contents</text:p>
      <text:list xml:id="list1625847308" text:style-name="L1">
        <text:list-item>
          <text:p text:style-name="P18"><text:a xlink:type="simple" xlink:href="https://howtodoinjava.com/java/java-misc/java-tuples/#1-what-is-a-tuple" text:style-name="Internet_20_link" text:visited-style-name="Visited_20_Internet_20_Link"><text:span text:style-name="T9">1. What is a Tuple?</text:span></text:a></text:p>
        </text:list-item>
        <text:list-item>
          <text:p text:style-name="P18"><text:a xlink:type="simple" xlink:href="https://howtodoinjava.com/java/java-misc/java-tuples/#2-tuples-in-java" text:style-name="Internet_20_link" text:visited-style-name="Visited_20_Internet_20_Link"><text:span text:style-name="T9">2. Tuples in Java</text:span></text:a></text:p>
          <text:list>
            <text:list-item>
              <text:p text:style-name="P18"><text:a xlink:type="simple" xlink:href="https://howtodoinjava.com/java/java-misc/java-tuples/#21-comparison-of-tuples-vs-listsarrays" text:style-name="Internet_20_link" text:visited-style-name="Visited_20_Internet_20_Link"><text:span text:style-name="T9">2.1. Comparison of Tuples vs Lists/Arrays</text:span></text:a></text:p>
            </text:list-item>
          </text:list>
        </text:list-item>
        <text:list-item>
          <text:p text:style-name="P18"><text:a xlink:type="simple" xlink:href="https://howtodoinjava.com/java/java-misc/java-tuples/#3-javatuples-library" text:style-name="Internet_20_link" text:visited-style-name="Visited_20_Internet_20_Link"><text:span text:style-name="T9">3. Javatuples library</text:span></text:a></text:p>
          <text:list>
            <text:list-item>
              <text:p text:style-name="P18"><text:a xlink:type="simple" xlink:href="https://howtodoinjava.com/java/java-misc/java-tuples/#31-maven-dependency" text:style-name="Internet_20_link" text:visited-style-name="Visited_20_Internet_20_Link"><text:span text:style-name="T9">3.1. Maven Dependency</text:span></text:a></text:p>
            </text:list-item>
            <text:list-item>
              <text:p text:style-name="P18"><text:a xlink:type="simple" xlink:href="https://howtodoinjava.com/java/java-misc/java-tuples/#33-features-and-advantages" text:style-name="Internet_20_link" text:visited-style-name="Visited_20_Internet_20_Link"><text:span text:style-name="T9">3.3. Features and Advantages</text:span></text:a></text:p>
            </text:list-item>
          </text:list>
        </text:list-item>
        <text:list-item>
          <text:p text:style-name="P18"><text:soft-page-break/><text:a xlink:type="simple" xlink:href="https://howtodoinjava.com/java/java-misc/java-tuples/#4-operations-on-tuples" text:style-name="Internet_20_link" text:visited-style-name="Visited_20_Internet_20_Link"><text:span text:style-name="T9">4. Operations On Tuples</text:span></text:a></text:p>
          <text:list>
            <text:list-item>
              <text:p text:style-name="P18"><text:a xlink:type="simple" xlink:href="https://howtodoinjava.com/java/java-misc/java-tuples/#41-creating-a-tuple" text:style-name="Internet_20_link" text:visited-style-name="Visited_20_Internet_20_Link"><text:span text:style-name="T9">4.1. Creating a Tuple</text:span></text:a></text:p>
            </text:list-item>
            <text:list-item>
              <text:p text:style-name="P18"><text:a xlink:type="simple" xlink:href="https://howtodoinjava.com/java/java-misc/java-tuples/#42-getting-values-from-tuple" text:style-name="Internet_20_link" text:visited-style-name="Visited_20_Internet_20_Link"><text:span text:style-name="T9">4.2. Getting Values from Tuple</text:span></text:a></text:p>
            </text:list-item>
            <text:list-item>
              <text:p text:style-name="P18"><text:a xlink:type="simple" xlink:href="https://howtodoinjava.com/java/java-misc/java-tuples/#43-setting-values-in-tuple" text:style-name="Internet_20_link" text:visited-style-name="Visited_20_Internet_20_Link"><text:span text:style-name="T9">4.3. Setting Values in Tuple</text:span></text:a></text:p>
            </text:list-item>
            <text:list-item>
              <text:p text:style-name="P18"><text:a xlink:type="simple" xlink:href="https://howtodoinjava.com/java/java-misc/java-tuples/#44-adding-and-removing-values" text:style-name="Internet_20_link" text:visited-style-name="Visited_20_Internet_20_Link"><text:span text:style-name="T9">4.4. Adding and Removing Values</text:span></text:a></text:p>
            </text:list-item>
            <text:list-item>
              <text:p text:style-name="P18"><text:a xlink:type="simple" xlink:href="https://howtodoinjava.com/java/java-misc/java-tuples/#45-converting-tuple-to-collection-or-array" text:style-name="Internet_20_link" text:visited-style-name="Visited_20_Internet_20_Link"><text:span text:style-name="T9">4.5. Converting Tuple to Collection or Array</text:span></text:a></text:p>
            </text:list-item>
            <text:list-item>
              <text:p text:style-name="P18"><text:a xlink:type="simple" xlink:href="https://howtodoinjava.com/java/java-misc/java-tuples/#46-iterating-over-tuple-values" text:style-name="Internet_20_link" text:visited-style-name="Visited_20_Internet_20_Link"><text:span text:style-name="T9">4.6. Iterating over Tuple Values</text:span></text:a></text:p>
            </text:list-item>
            <text:list-item>
              <text:p text:style-name="P18"><text:a xlink:type="simple" xlink:href="https://howtodoinjava.com/java/java-misc/java-tuples/#47-more-tuple-operations" text:style-name="Internet_20_link" text:visited-style-name="Visited_20_Internet_20_Link"><text:span text:style-name="T9">4.7. More Tuple Operations</text:span></text:a></text:p>
            </text:list-item>
          </text:list>
        </text:list-item>
        <text:list-item>
          <text:p text:style-name="P18"><text:a xlink:type="simple" xlink:href="https://howtodoinjava.com/java/java-misc/java-tuples/#5-conclusion" text:style-name="Internet_20_link" text:visited-style-name="Visited_20_Internet_20_Link"><text:span text:style-name="T9">5. Conclusion</text:span></text:a></text:p>
        </text:list-item>
      </text:list>
      <text:h text:style-name="P2" text:outline-level="2"><text:bookmark text:name="1-what-is-a-tuple"/>1. What is a Tuple?</text:h>
      <text:p text:style-name="P9"><text:span text:style-name="T1">A tuple can be seen as an </text:span><text:span text:style-name="Emphasis"><text:span text:style-name="Strong_20_Emphasis"><text:span text:style-name="T4">ordered collection of objects of different types</text:span></text:span></text:span><text:span text:style-name="T1">. These objects do not necessarily relate to each other in any way, but collectively they will have some meaning.</text:span></text:p>
      <text:p text:style-name="P9"><text:soft-page-break/><text:span text:style-name="T1">For example, </text:span><text:span text:style-name="Source_20_Text"><text:span text:style-name="T5">["Sajal Chakraborty," "IT Professional," 32]</text:span></text:span><text:span text:style-name="T1"> can be a tuple where each value inside the tuple does not have any relation, but this whole set of values can have some meaning in the application. For example, give tuple may represent an employee data with name, department, and age.</text:span></text:p>
      <text:p text:style-name="P9"><text:span text:style-name="T1">Let’s see some more </text:span><text:span text:style-name="Emphasis"><text:span text:style-name="T3">java tuple examples</text:span></text:span><text:span text:style-name="T1">.</text:span></text:p>
      <text:p text:style-name="P5">Sample Tuples</text:p>
      <text:p text:style-name="P11"><text:span text:style-name="Source_20_Text"><text:span text:style-name="T10">[</text:span></text:span><text:span text:style-name="Source_20_Text"><text:span text:style-name="T11">"Java"</text:span></text:span><text:span text:style-name="Source_20_Text"><text:span text:style-name="T12">, </text:span></text:span><text:span text:style-name="Source_20_Text"><text:span text:style-name="T14">1.8</text:span></text:span><text:span text:style-name="Source_20_Text"><text:span text:style-name="T12">, </text:span></text:span><text:span text:style-name="Source_20_Text"><text:span text:style-name="T11">"Windows"</text:span></text:span><text:span text:style-name="Source_20_Text"><text:span text:style-name="T10">]</text:span></text:span></text:p>
      <text:p text:style-name="P11"/>
      <text:p text:style-name="P11"><text:span text:style-name="Source_20_Text"><text:span text:style-name="T10">[</text:span></text:span><text:span text:style-name="Source_20_Text"><text:span text:style-name="T11">"Alex"</text:span></text:span><text:span text:style-name="Source_20_Text"><text:span text:style-name="T12">, </text:span></text:span><text:span text:style-name="Source_20_Text"><text:span text:style-name="T14">32</text:span></text:span><text:span text:style-name="Source_20_Text"><text:span text:style-name="T12">, </text:span></text:span><text:span text:style-name="Source_20_Text"><text:span text:style-name="T11">"New York"</text:span></text:span><text:span text:style-name="Source_20_Text"><text:span text:style-name="T12">, true</text:span></text:span><text:span text:style-name="Source_20_Text"><text:span text:style-name="T10">]</text:span></text:span></text:p>
      <text:p text:style-name="P11"/>
      <text:p text:style-name="P10"><text:span text:style-name="Source_20_Text"><text:span text:style-name="T10">[</text:span></text:span><text:span text:style-name="Source_20_Text"><text:span text:style-name="T14">3</text:span></text:span><text:span text:style-name="Source_20_Text"><text:span text:style-name="T12">, </text:span></text:span><text:span text:style-name="Source_20_Text"><text:span text:style-name="T11">"Alexa"</text:span></text:span><text:span text:style-name="Source_20_Text"><text:span text:style-name="T12">, </text:span></text:span><text:span text:style-name="Source_20_Text"><text:span text:style-name="T11">"howtodoinjava.com"</text:span></text:span><text:span text:style-name="Source_20_Text"><text:span text:style-name="T12">, </text:span></text:span><text:span text:style-name="Source_20_Text"><text:span text:style-name="T14">37000</text:span></text:span><text:span text:style-name="Source_20_Text"><text:span text:style-name="T10">]</text:span></text:span></text:p>
      <text:h text:style-name="P2" text:outline-level="2"><text:bookmark text:name="2-tuples-in-java"/>2. Tuples in Java</text:h>
      <text:p text:style-name="P9"><text:span text:style-name="T1">Java doesn’t have any such inbuilt data structure to support tuples. Whenever required, we can create a class that can act like a tuple.</text:span></text:p>
      <text:p text:style-name="P9"><text:span text:style-name="T1">Also, in Java, part of the tuple functionality can be written using </text:span><text:span text:style-name="Source_20_Text"><text:span text:style-name="T5">List</text:span></text:span><text:span text:style-name="T1"> or </text:span><text:span text:style-name="Source_20_Text"><text:span text:style-name="T5">Array</text:span></text:span><text:span text:style-name="T1"> but those will not allow us to hold different types of data types by design. So we can say that heterogeneous tuples using a standard data structure is not possible in Java.</text:span></text:p>
      <text:h text:style-name="P3" text:outline-level="3"><text:bookmark text:name="21-comparison-of-tuples-vs-listsarrays"/>2.1. Comparison of Tuples vs Lists/Arrays</text:h>
      <text:p text:style-name="P9"><text:span text:style-name="T1">A tuple is often compared with </text:span><text:span text:style-name="Source_20_Text"><text:span text:style-name="T5">List</text:span></text:span><text:span text:style-name="T1"> as it looks very much like a list. But they differ in some aspects.</text:span></text:p>
      <text:list xml:id="list207161184" text:style-name="L2">
        <text:list-item>
          <text:p text:style-name="P19">A tuple is an object that can contain heterogeneous data. Lists are designed to store elements of a single type.</text:p>
        </text:list-item>
        <text:list-item>
          <text:p text:style-name="P19">Out of all data structures, a tuple is considered to be the fastest, and they consume the least amount of memory.</text:p>
        </text:list-item>
        <text:list-item>
          <text:p text:style-name="P19">While array and list are mutable which means you can change their data value and modify their structures, a tuple is immutable.</text:p>
        </text:list-item>
        <text:list-item>
          <text:p text:style-name="P19">Like an array, a tuple is also fixed in size. That is why tuples aim to replace array completely as they are more efficient in all parameters.</text:p>
        </text:list-item>
        <text:list-item>
          <text:p text:style-name="P19"><text:soft-page-break/>If you have a dataset which will be assigned only once in a lifetime and its value should not change again, you need a tuple.</text:p>
        </text:list-item>
      </text:list>
      <text:h text:style-name="P2" text:outline-level="2"><text:bookmark text:name="3-javatuples-library"/>3. Javatuples library</text:h>
      <text:h text:style-name="P3" text:outline-level="3"><text:bookmark text:name="31-maven-dependency"/>3.1. Maven Dependency</text:h>
      <text:p text:style-name="P9"><text:span text:style-name="Strong_20_Emphasis"><text:span text:style-name="T2">javatuples</text:span></text:span><text:span text:style-name="T1"> library is present in the maven central repo, and we can add this dependency to use the library. Find the </text:span><text:a xlink:type="simple" xlink:href="https://mvnrepository.com/artifact/org.javatuples/javatuples" office:target-frame-name="_blank" xlink:show="new" text:style-name="Internet_20_link" text:visited-style-name="Visited_20_Internet_20_Link"><text:span text:style-name="T7">latest version from this link</text:span></text:a><text:span text:style-name="T1">.</text:span></text:p>
      <text:p text:style-name="P5">pom.xml</text:p>
      <text:p text:style-name="P11"><text:span text:style-name="Source_20_Text"><text:span text:style-name="T10">&lt;dependency&gt;</text:span></text:span></text:p>
      <text:p text:style-name="P11"><text:span text:style-name="Source_20_Text"><text:span text:style-name="T13"><text:s text:c="4"/></text:span></text:span><text:span text:style-name="Source_20_Text"><text:span text:style-name="T10">&lt;groupId&gt;</text:span></text:span><text:span text:style-name="Source_20_Text"><text:span text:style-name="T12">org.javatuples</text:span></text:span><text:span text:style-name="Source_20_Text"><text:span text:style-name="T10">&lt;/groupId&gt;</text:span></text:span></text:p>
      <text:p text:style-name="P11"><text:span text:style-name="Source_20_Text"><text:span text:style-name="T13"><text:s text:c="4"/></text:span></text:span><text:span text:style-name="Source_20_Text"><text:span text:style-name="T10">&lt;artifactId&gt;</text:span></text:span><text:span text:style-name="Source_20_Text"><text:span text:style-name="T12">javatuples</text:span></text:span><text:span text:style-name="Source_20_Text"><text:span text:style-name="T10">&lt;/artifactId&gt;</text:span></text:span></text:p>
      <text:p text:style-name="P11"><text:span text:style-name="Source_20_Text"><text:span text:style-name="T13"><text:s text:c="4"/></text:span></text:span><text:span text:style-name="Source_20_Text"><text:span text:style-name="T10">&lt;version&gt;</text:span></text:span><text:span text:style-name="Source_20_Text"><text:span text:style-name="T12">1.2</text:span></text:span><text:span text:style-name="Source_20_Text"><text:span text:style-name="T10">&lt;/version&gt;</text:span></text:span></text:p>
      <text:p text:style-name="P10"><text:span text:style-name="Source_20_Text"><text:span text:style-name="T10">&lt;/dependency&gt;</text:span></text:span></text:p>
      <text:h text:style-name="P4" text:outline-level="4">3.2. Core Classes</text:h>
      <text:p text:style-name="P9"><text:span text:style-name="Emphasis"><text:span text:style-name="T3">Javatuples</text:span></text:span><text:span text:style-name="T1"> support tuples of size up to </text:span><text:span text:style-name="Source_20_Text"><text:span text:style-name="T5">'10'</text:span></text:span><text:span text:style-name="T1"> and for each size, it has provided a tuple implementation like below.</text:span></text:p>
      <text:list xml:id="list2382129412" text:style-name="L3">
        <text:list-item>
          <text:p text:style-name="P23"><text:span text:style-name="Source_20_Text"><text:span text:style-name="Strong_20_Emphasis"><text:span text:style-name="T6">Unit</text:span></text:span></text:span><text:span text:style-name="T1"> (one element)</text:span></text:p>
        </text:list-item>
        <text:list-item>
          <text:p text:style-name="P23"><text:span text:style-name="Source_20_Text"><text:span text:style-name="Strong_20_Emphasis"><text:span text:style-name="T6">Pair</text:span></text:span></text:span><text:span text:style-name="T1"> (two elements)</text:span></text:p>
        </text:list-item>
        <text:list-item>
          <text:p text:style-name="P23"><text:span text:style-name="Source_20_Text"><text:span text:style-name="Strong_20_Emphasis"><text:span text:style-name="T6">Triplet</text:span></text:span></text:span><text:span text:style-name="T1"> (three elements)</text:span></text:p>
        </text:list-item>
        <text:list-item>
          <text:p text:style-name="P23"><text:span text:style-name="Source_20_Text"><text:span text:style-name="Strong_20_Emphasis"><text:span text:style-name="T6">Quartet</text:span></text:span></text:span><text:span text:style-name="T1"> (four elements)</text:span></text:p>
        </text:list-item>
        <text:list-item>
          <text:p text:style-name="P23"><text:span text:style-name="Source_20_Text"><text:span text:style-name="Strong_20_Emphasis"><text:span text:style-name="T6">Quintet</text:span></text:span></text:span><text:span text:style-name="T1"> (five elements)</text:span></text:p>
        </text:list-item>
        <text:list-item>
          <text:p text:style-name="P23"><text:span text:style-name="Source_20_Text"><text:span text:style-name="Strong_20_Emphasis"><text:span text:style-name="T6">Sextet</text:span></text:span></text:span><text:span text:style-name="T1"> (six elements)</text:span></text:p>
        </text:list-item>
        <text:list-item>
          <text:p text:style-name="P23"><text:span text:style-name="Source_20_Text"><text:span text:style-name="Strong_20_Emphasis"><text:span text:style-name="T6">Septet</text:span></text:span></text:span><text:span text:style-name="T1"> (seven elements)</text:span></text:p>
        </text:list-item>
        <text:list-item>
          <text:p text:style-name="P23"><text:span text:style-name="Source_20_Text"><text:span text:style-name="Strong_20_Emphasis"><text:span text:style-name="T6">Octet</text:span></text:span></text:span><text:span text:style-name="T1"> (eight elements)</text:span></text:p>
        </text:list-item>
        <text:list-item>
          <text:p text:style-name="P23"><text:span text:style-name="Source_20_Text"><text:span text:style-name="Strong_20_Emphasis"><text:span text:style-name="T6">Ennead</text:span></text:span></text:span><text:span text:style-name="T1"> (nine elements)</text:span></text:p>
        </text:list-item>
        <text:list-item>
          <text:p text:style-name="P23"><text:span text:style-name="Source_20_Text"><text:span text:style-name="Strong_20_Emphasis"><text:span text:style-name="T6">Decade</text:span></text:span></text:span><text:span text:style-name="T1"> (ten elements)</text:span></text:p>
        </text:list-item>
      </text:list>
      <text:p text:style-name="P9"><text:soft-page-break/><text:span text:style-name="T1">On top of the above classes, it provides two more classes for easy representation of pairs. Those are mostly the same as </text:span><text:span text:style-name="Source_20_Text"><text:span text:style-name="T5">Pair</text:span></text:span><text:span text:style-name="T1"> but have more verbose syntax.</text:span></text:p>
      <text:list xml:id="list2403062452" text:style-name="L4">
        <text:list-item>
          <text:p text:style-name="P24"><text:span text:style-name="Strong_20_Emphasis"><text:span text:style-name="T2">KeyValue</text:span></text:span></text:p>
        </text:list-item>
        <text:list-item>
          <text:p text:style-name="P24"><text:span text:style-name="Strong_20_Emphasis"><text:span text:style-name="T2">LabelValue</text:span></text:span></text:p>
        </text:list-item>
      </text:list>
      <text:h text:style-name="P3" text:outline-level="3"><text:bookmark text:name="33-features-and-advantages"/>3.3. Features and Advantages</text:h>
      <text:p text:style-name="P7">Different types of tuples are:</text:p>
      <text:list xml:id="list3060173591" text:style-name="L5">
        <text:list-item>
          <text:p text:style-name="P20">Type safe</text:p>
        </text:list-item>
        <text:list-item>
          <text:p text:style-name="P25"><text:a xlink:type="simple" xlink:href="https://howtodoinjava.com/java/basics/how-to-make-a-java-class-immutable/" text:style-name="Internet_20_link" text:visited-style-name="Visited_20_Internet_20_Link"><text:span text:style-name="T7">Immutable</text:span></text:a></text:p>
        </text:list-item>
        <text:list-item>
          <text:p text:style-name="P20">Iterable</text:p>
        </text:list-item>
        <text:list-item>
          <text:p text:style-name="P25"><text:a xlink:type="simple" xlink:href="https://howtodoinjava.com/java/serialization/java-serialization/" text:style-name="Internet_20_link" text:visited-style-name="Visited_20_Internet_20_Link"><text:span text:style-name="T7">Serializable</text:span></text:a></text:p>
        </text:list-item>
        <text:list-item>
          <text:p text:style-name="P25"><text:span text:style-name="T1">Comparable (implements </text:span><text:a xlink:type="simple" xlink:href="https://howtodoinjava.com/java/collections/java-comparable-interface/" text:style-name="Internet_20_link" text:visited-style-name="Visited_20_Internet_20_Link"><text:span text:style-name="T7">Comparable</text:span></text:a><text:span text:style-name="T1"> interface)</text:span></text:p>
        </text:list-item>
        <text:list-item>
          <text:p text:style-name="P25"><text:span text:style-name="T1">Implemented </text:span><text:a xlink:type="simple" xlink:href="https://howtodoinjava.com/java/basics/java-hashcode-equals-methods/" text:style-name="Internet_20_link" text:visited-style-name="Visited_20_Internet_20_Link"><text:span text:style-name="Source_20_Text"><text:span text:style-name="T8">equals()</text:span></text:span></text:a><text:a xlink:type="simple" xlink:href="https://howtodoinjava.com/java/basics/java-hashcode-equals-methods/" text:style-name="Internet_20_link" text:visited-style-name="Visited_20_Internet_20_Link"><text:span text:style-name="T7"> and </text:span></text:a><text:a xlink:type="simple" xlink:href="https://howtodoinjava.com/java/basics/java-hashcode-equals-methods/" text:style-name="Internet_20_link" text:visited-style-name="Visited_20_Internet_20_Link"><text:span text:style-name="Source_20_Text"><text:span text:style-name="T8">hashCode()</text:span></text:span></text:a></text:p>
        </text:list-item>
        <text:list-item>
          <text:p text:style-name="P25"><text:span text:style-name="T1">Implemented </text:span><text:span text:style-name="Source_20_Text"><text:span text:style-name="T5">toString()</text:span></text:span></text:p>
        </text:list-item>
      </text:list>
      <text:h text:style-name="P2" text:outline-level="2"><text:bookmark text:name="4-operations-on-tuples"/>4. Operations On Tuples</text:h>
      <text:h text:style-name="P3" text:outline-level="3"><text:bookmark text:name="41-creating-a-tuple"/>4.1. Creating a Tuple</text:h>
      <text:h text:style-name="P4" text:outline-level="4">4.1.1. Factory Methods</text:h>
      <text:p text:style-name="P9"><text:span text:style-name="T1">Tuples objects are constructed by the provided </text:span><text:span text:style-name="Strong_20_Emphasis"><text:span text:style-name="T2">factory method </text:span></text:span><text:span text:style-name="Strong_20_Emphasis"><text:span text:style-name="Source_20_Text"><text:span text:style-name="T5">with()</text:span></text:span></text:span><text:span text:style-name="T1"> from each tuple class. For example to create a tuple of </text:span><text:span text:style-name="Source_20_Text"><text:span text:style-name="T5">Pair</text:span></text:span><text:span text:style-name="T1"> we can use.</text:span></text:p>
      <text:p text:style-name="P12"><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gt;</text:span></text:span><text:span text:style-name="Source_20_Text"><text:span text:style-name="T12"> pair </text:span></text:span><text:span text:style-name="Source_20_Text"><text:span text:style-name="T10">=</text:span></text:span><text:span text:style-name="Source_20_Text"><text:span text:style-name="T12"> </text:span></text:span><text:span text:style-name="Source_20_Text"><text:span text:style-name="T16">Pair</text:span></text:span><text:span text:style-name="Source_20_Text"><text:span text:style-name="T10">.with(</text:span></text:span><text:span text:style-name="Source_20_Text"><text:span text:style-name="T11">"Sajal"</text:span></text:span><text:span text:style-name="Source_20_Text"><text:span text:style-name="T10">,</text:span></text:span><text:span text:style-name="Source_20_Text"><text:span text:style-name="T12"> </text:span></text:span><text:span text:style-name="Source_20_Text"><text:span text:style-name="T14">12</text:span></text:span><text:span text:style-name="Source_20_Text"><text:span text:style-name="T10">);</text:span></text:span></text:p>
      <text:p text:style-name="P11"/>
      <text:p text:style-name="P10"><text:span text:style-name="Source_20_Text"><text:span text:style-name="T16">Quart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Double</text:span></text:span><text:span text:style-name="Source_20_Text"><text:span text:style-name="T10">&gt;</text:span></text:span><text:span text:style-name="Source_20_Text"><text:span text:style-name="T12"> quartet1 </text:span></text:span><text:span text:style-name="Source_20_Text"><text:span text:style-name="T10">=</text:span></text:span><text:span text:style-name="Source_20_Text"><text:span text:style-name="T12"> </text:span></text:span><text:span text:style-name="Source_20_Text"><text:span text:style-name="T16">Quartet</text:span></text:span><text:span text:style-name="Source_20_Text"><text:span text:style-name="T10">.with(</text:span></text:span><text:span text:style-name="Source_20_Text"><text:span text:style-name="T11">"A1"</text:span></text:span><text:span text:style-name="Source_20_Text"><text:span text:style-name="T10">,</text:span></text:span><text:span text:style-name="Source_20_Text"><text:span text:style-name="T14">1</text:span></text:span><text:span text:style-name="Source_20_Text"><text:span text:style-name="T10">,</text:span></text:span><text:span text:style-name="Source_20_Text"><text:span text:style-name="T11">"A3"</text:span></text:span><text:span text:style-name="Source_20_Text"><text:span text:style-name="T10">,</text:span></text:span><text:span text:style-name="Source_20_Text"><text:span text:style-name="T14">2.3</text:span></text:span><text:span text:style-name="Source_20_Text"><text:span text:style-name="T10">);</text:span></text:span></text:p>
      <text:h text:style-name="P4" text:outline-level="4">4.1.2. Constructor</text:h>
      <text:p text:style-name="P9"><text:span text:style-name="T1">We can also use the </text:span><text:span text:style-name="Strong_20_Emphasis"><text:span text:style-name="T2">constructor</text:span></text:span><text:span text:style-name="T1"> of </text:span><text:span text:style-name="Source_20_Text"><text:span text:style-name="T5">Pair</text:span></text:span><text:span text:style-name="T1">.</text:span></text:p>
      <text:p text:style-name="P13"><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gt;</text:span></text:span><text:span text:style-name="Source_20_Text"><text:span text:style-name="T12"> person </text:span></text:span><text:span text:style-name="Source_20_Text"><text:span text:style-name="T10">=</text:span></text:span><text:span text:style-name="Source_20_Text"><text:span text:style-name="T12"> </text:span></text:span><text:span text:style-name="Source_20_Text"><text:span text:style-name="T10">new</text:span></text:span><text:span text:style-name="Source_20_Text"><text:span text:style-name="T12"> </text:span></text:span><text:span text:style-name="Source_20_Text"><text:span text:style-name="T16">Pair</text:span></text:span><text:span text:style-name="Source_20_Text"><text:span text:style-name="T10">&lt;&gt;(</text:span></text:span><text:span text:style-name="Source_20_Text"><text:span text:style-name="T11">"Sajal"</text:span></text:span><text:span text:style-name="Source_20_Text"><text:span text:style-name="T10">,</text:span></text:span><text:span text:style-name="Source_20_Text"><text:span text:style-name="T12"> </text:span></text:span><text:span text:style-name="Source_20_Text"><text:span text:style-name="T14">12</text:span></text:span><text:span text:style-name="Source_20_Text"><text:span text:style-name="T10">);</text:span></text:span></text:p>
      <text:h text:style-name="P4" text:outline-level="4"><text:soft-page-break/>4.1.3. From Collection or Iterable</text:h>
      <text:p text:style-name="P9"><text:span text:style-name="T1">We can create tuples from a </text:span><text:span text:style-name="Source_20_Text"><text:span text:style-name="T5">Collection</text:span></text:span><text:span text:style-name="T1"> or </text:span><text:span text:style-name="Source_20_Text"><text:span text:style-name="T5">Iterable</text:span></text:span><text:span text:style-name="T1">, provided that the collection has the exact number of objects as the items in the tuple.</text:span></text:p>
      <text:p text:style-name="P7">In this case, please remember that the number of items in the collection should match the type of tuple that we want to create.</text:p>
      <text:p text:style-name="P14"><text:span text:style-name="Source_20_Text"><text:span text:style-name="T17">//Collection of 4 elements will create Quartet</text:span></text:span></text:p>
      <text:p text:style-name="P11"><text:span text:style-name="Source_20_Text"><text:span text:style-name="T16">List</text:span></text:span><text:span text:style-name="Source_20_Text"><text:span text:style-name="T10">&lt;</text:span></text:span><text:span text:style-name="Source_20_Text"><text:span text:style-name="T16">String</text:span></text:span><text:span text:style-name="Source_20_Text"><text:span text:style-name="T10">&gt;</text:span></text:span><text:span text:style-name="Source_20_Text"><text:span text:style-name="T12"> listOf4Names </text:span></text:span><text:span text:style-name="Source_20_Text"><text:span text:style-name="T10">=</text:span></text:span><text:span text:style-name="Source_20_Text"><text:span text:style-name="T12"> </text:span></text:span><text:span text:style-name="Source_20_Text"><text:span text:style-name="T16">Arrays</text:span></text:span><text:span text:style-name="Source_20_Text"><text:span text:style-name="T10">.</text:span></text:span><text:span text:style-name="Source_20_Text"><text:span text:style-name="T16">asList</text:span></text:span><text:span text:style-name="Source_20_Text"><text:span text:style-name="T10">(</text:span></text:span><text:span text:style-name="Source_20_Text"><text:span text:style-name="T11">"A1"</text:span></text:span><text:span text:style-name="Source_20_Text"><text:span text:style-name="T10">,</text:span></text:span><text:span text:style-name="Source_20_Text"><text:span text:style-name="T11">"A2"</text:span></text:span><text:span text:style-name="Source_20_Text"><text:span text:style-name="T10">,</text:span></text:span><text:span text:style-name="Source_20_Text"><text:span text:style-name="T11">"A3"</text:span></text:span><text:span text:style-name="Source_20_Text"><text:span text:style-name="T10">,</text:span></text:span><text:span text:style-name="Source_20_Text"><text:span text:style-name="T11">"A4"</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Quart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gt;</text:span></text:span><text:span text:style-name="Source_20_Text"><text:span text:style-name="T12"> quartet </text:span></text:span><text:span text:style-name="Source_20_Text"><text:span text:style-name="T10">=</text:span></text:span><text:span text:style-name="Source_20_Text"><text:span text:style-name="T12"> </text:span></text:span><text:span text:style-name="Source_20_Text"><text:span text:style-name="T16">Quartet</text:span></text:span><text:span text:style-name="Source_20_Text"><text:span text:style-name="T10">.</text:span></text:span><text:span text:style-name="Source_20_Text"><text:span text:style-name="T16">fromCollection</text:span></text:span><text:span text:style-name="Source_20_Text"><text:span text:style-name="T10">(</text:span></text:span><text:span text:style-name="Source_20_Text"><text:span text:style-name="T12">listOf4Names</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quartet</text:span></text:span><text:span text:style-name="Source_20_Text"><text:span text:style-name="T10">);</text:span></text:span></text:p>
      <text:p text:style-name="P11"><text:span text:style-name="Source_20_Text"><text:span text:style-name="T13"><text:s/></text:span></text:span></text:p>
      <text:p text:style-name="P14"><text:span text:style-name="Source_20_Text"><text:span text:style-name="T17">//Create a pair with items starting from the specified index.</text:span></text:span></text:p>
      <text:p text:style-name="P11"><text:span text:style-name="Source_20_Text"><text:span text:style-name="T16">List</text:span></text:span><text:span text:style-name="Source_20_Text"><text:span text:style-name="T10">&lt;</text:span></text:span><text:span text:style-name="Source_20_Text"><text:span text:style-name="T16">String</text:span></text:span><text:span text:style-name="Source_20_Text"><text:span text:style-name="T10">&gt;</text:span></text:span><text:span text:style-name="Source_20_Text"><text:span text:style-name="T12"> listOf4Names </text:span></text:span><text:span text:style-name="Source_20_Text"><text:span text:style-name="T10">=</text:span></text:span><text:span text:style-name="Source_20_Text"><text:span text:style-name="T12"> </text:span></text:span><text:span text:style-name="Source_20_Text"><text:span text:style-name="T16">Arrays</text:span></text:span><text:span text:style-name="Source_20_Text"><text:span text:style-name="T10">.</text:span></text:span><text:span text:style-name="Source_20_Text"><text:span text:style-name="T16">asList</text:span></text:span><text:span text:style-name="Source_20_Text"><text:span text:style-name="T10">(</text:span></text:span><text:span text:style-name="Source_20_Text"><text:span text:style-name="T11">"A1"</text:span></text:span><text:span text:style-name="Source_20_Text"><text:span text:style-name="T10">,</text:span></text:span><text:span text:style-name="Source_20_Text"><text:span text:style-name="T11">"A2"</text:span></text:span><text:span text:style-name="Source_20_Text"><text:span text:style-name="T10">,</text:span></text:span><text:span text:style-name="Source_20_Text"><text:span text:style-name="T11">"A3"</text:span></text:span><text:span text:style-name="Source_20_Text"><text:span text:style-name="T10">,</text:span></text:span><text:span text:style-name="Source_20_Text"><text:span text:style-name="T11">"A4"</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gt;</text:span></text:span><text:span text:style-name="Source_20_Text"><text:span text:style-name="T12"> pair1 </text:span></text:span><text:span text:style-name="Source_20_Text"><text:span text:style-name="T10">=</text:span></text:span><text:span text:style-name="Source_20_Text"><text:span text:style-name="T12"> </text:span></text:span><text:span text:style-name="Source_20_Text"><text:span text:style-name="T16">Pair</text:span></text:span><text:span text:style-name="Source_20_Text"><text:span text:style-name="T10">.</text:span></text:span><text:span text:style-name="Source_20_Text"><text:span text:style-name="T16">fromIterable</text:span></text:span><text:span text:style-name="Source_20_Text"><text:span text:style-name="T10">(</text:span></text:span><text:span text:style-name="Source_20_Text"><text:span text:style-name="T12">listOf4Names</text:span></text:span><text:span text:style-name="Source_20_Text"><text:span text:style-name="T10">,</text:span></text:span><text:span text:style-name="Source_20_Text"><text:span text:style-name="T12"> </text:span></text:span><text:span text:style-name="Source_20_Text"><text:span text:style-name="T14">2</text:span></text:span><text:span text:style-name="Source_20_Text"><text:span text:style-name="T10">);</text:span></text:span></text:p>
      <text:p text:style-name="P11"><text:span text:style-name="Source_20_Text"><text:span text:style-name="T13"><text:s/></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pair1</text:span></text:span><text:span text:style-name="Source_20_Text"><text:span text:style-name="T10">);</text:span></text:span></text:p>
      <text:p text:style-name="P7">Program output.</text:p>
      <text:p text:style-name="P12"><text:span text:style-name="Source_20_Text"><text:span text:style-name="T10">[</text:span></text:span><text:span text:style-name="Source_20_Text"><text:span text:style-name="T12">A1, A2, A3, A4</text:span></text:span><text:span text:style-name="Source_20_Text"><text:span text:style-name="T10">]</text:span></text:span></text:p>
      <text:p text:style-name="P10"><text:span text:style-name="Source_20_Text"><text:span text:style-name="T10">[</text:span></text:span><text:span text:style-name="Source_20_Text"><text:span text:style-name="T12">A3, A4</text:span></text:span><text:span text:style-name="Source_20_Text"><text:span text:style-name="T10">]</text:span></text:span></text:p>
      <text:p text:style-name="P7">Similarly, we can create objects in any tuple class based on our requirements.</text:p>
      <text:h text:style-name="P3" text:outline-level="3"><text:bookmark text:name="42-getting-values-from-tuple"/><text:soft-page-break/>4.2. Getting Values from Tuple</text:h>
      <text:h text:style-name="P8" text:outline-level="4"><text:span text:style-name="T18">4.2.1. </text:span><text:span text:style-name="Source_20_Text"><text:span text:style-name="T19">getValue()</text:span></text:span><text:span text:style-name="T18"> Methods</text:span></text:h>
      <text:p text:style-name="P9"><text:span text:style-name="T1">We can get the values from the tuples by using its indexed </text:span><text:span text:style-name="Source_20_Text"><text:span text:style-name="T5">getValueX()</text:span></text:span><text:span text:style-name="T1"> methods where </text:span><text:span text:style-name="Source_20_Text"><text:span text:style-name="T5">'X'</text:span></text:span><text:span text:style-name="T1"> denotes the element position inside the tuple. For example, </text:span><text:span text:style-name="Source_20_Text"><text:span text:style-name="T5">getValue0()</text:span></text:span><text:span text:style-name="T1">, </text:span><text:span text:style-name="Source_20_Text"><text:span text:style-name="T5">getValue1()</text:span></text:span><text:span text:style-name="T1"> etc.</text:span></text:p>
      <text:p text:style-name="P12"><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gt;</text:span></text:span><text:span text:style-name="Source_20_Text"><text:span text:style-name="T12"> pair </text:span></text:span><text:span text:style-name="Source_20_Text"><text:span text:style-name="T10">=</text:span></text:span><text:span text:style-name="Source_20_Text"><text:span text:style-name="T12"> </text:span></text:span><text:span text:style-name="Source_20_Text"><text:span text:style-name="T16">Pair</text:span></text:span><text:span text:style-name="Source_20_Text"><text:span text:style-name="T10">.with(</text:span></text:span><text:span text:style-name="Source_20_Text"><text:span text:style-name="T11">"Sajal"</text:span></text:span><text:span text:style-name="Source_20_Text"><text:span text:style-name="T10">,</text:span></text:span><text:span text:style-name="Source_20_Text"><text:span text:style-name="T12"> </text:span></text:span><text:span text:style-name="Source_20_Text"><text:span text:style-name="T14">12</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1">"Name : "</text:span></text:span><text:span text:style-name="Source_20_Text"><text:span text:style-name="T12"> </text:span></text:span><text:span text:style-name="Source_20_Text"><text:span text:style-name="T10">+</text:span></text:span><text:span text:style-name="Source_20_Text"><text:span text:style-name="T12"> pair</text:span></text:span><text:span text:style-name="Source_20_Text"><text:span text:style-name="T10">.</text:span></text:span><text:span text:style-name="Source_20_Text"><text:span text:style-name="T16">getValue0</text:span></text:span><text:span text:style-name="Source_20_Text"><text:span text:style-name="T10">());</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1">"Exp : "</text:span></text:span><text:span text:style-name="Source_20_Text"><text:span text:style-name="T12"> </text:span></text:span><text:span text:style-name="Source_20_Text"><text:span text:style-name="T10">+</text:span></text:span><text:span text:style-name="Source_20_Text"><text:span text:style-name="T12"> pair</text:span></text:span><text:span text:style-name="Source_20_Text"><text:span text:style-name="T10">.</text:span></text:span><text:span text:style-name="Source_20_Text"><text:span text:style-name="T16">getValue1</text:span></text:span><text:span text:style-name="Source_20_Text"><text:span text:style-name="T10">());</text:span></text:span></text:p>
      <text:p text:style-name="P7">Program output.</text:p>
      <text:p text:style-name="P12"><text:span text:style-name="Source_20_Text"><text:span text:style-name="T12">Name </text:span></text:span><text:span text:style-name="Source_20_Text"><text:span text:style-name="T16">:</text:span></text:span><text:span text:style-name="Source_20_Text"><text:span text:style-name="T12"> Sajal</text:span></text:span></text:p>
      <text:p text:style-name="P10"><text:span text:style-name="Source_20_Text"><text:span text:style-name="T12">Exp </text:span></text:span><text:span text:style-name="Source_20_Text"><text:span text:style-name="T16">:</text:span></text:span><text:span text:style-name="Source_20_Text"><text:span text:style-name="T12"> </text:span></text:span><text:span text:style-name="Source_20_Text"><text:span text:style-name="T14">12</text:span></text:span></text:p>
      <text:p text:style-name="P9"><text:span text:style-name="T1">Please note that these </text:span><text:span text:style-name="Strong_20_Emphasis"><text:span text:style-name="Emphasis"><text:span text:style-name="T4">getValue()</text:span></text:span></text:span><text:span text:style-name="Strong_20_Emphasis"><text:span text:style-name="T2"> methods are type-safe</text:span></text:span><text:span text:style-name="T1">. It means the compiler already knows the method return type based on the element values used to initialize the tuple.</text:span></text:p>
      <text:h text:style-name="P8" text:outline-level="4"><text:span text:style-name="T18">4.2.2. </text:span><text:span text:style-name="Source_20_Text"><text:span text:style-name="T19">getValue(int index)</text:span></text:span><text:span text:style-name="T18"> Method</text:span></text:h>
      <text:p text:style-name="P9"><text:span text:style-name="T1">Tuples have another method </text:span><text:span text:style-name="Strong_20_Emphasis"><text:span text:style-name="T2">getValue(int index)</text:span></text:span><text:span text:style-name="T1"> which is not type-safe. So we need to cast the value to the expected type when we are assigning to a variable.</text:span></text:p>
      <text:p text:style-name="P12"><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gt;</text:span></text:span><text:span text:style-name="Source_20_Text"><text:span text:style-name="T12"> pair </text:span></text:span><text:span text:style-name="Source_20_Text"><text:span text:style-name="T10">=</text:span></text:span><text:span text:style-name="Source_20_Text"><text:span text:style-name="T12"> </text:span></text:span><text:span text:style-name="Source_20_Text"><text:span text:style-name="T16">Pair</text:span></text:span><text:span text:style-name="Source_20_Text"><text:span text:style-name="T10">.with(</text:span></text:span><text:span text:style-name="Source_20_Text"><text:span text:style-name="T11">"Sajal"</text:span></text:span><text:span text:style-name="Source_20_Text"><text:span text:style-name="T10">,</text:span></text:span><text:span text:style-name="Source_20_Text"><text:span text:style-name="T12"> </text:span></text:span><text:span text:style-name="Source_20_Text"><text:span text:style-name="T14">12</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1">"Name : "</text:span></text:span><text:span text:style-name="Source_20_Text"><text:span text:style-name="T12"> </text:span></text:span><text:span text:style-name="Source_20_Text"><text:span text:style-name="T10">+</text:span></text:span><text:span text:style-name="Source_20_Text"><text:span text:style-name="T12"> pair</text:span></text:span><text:span text:style-name="Source_20_Text"><text:span text:style-name="T10">.</text:span></text:span><text:span text:style-name="Source_20_Text"><text:span text:style-name="T16">getValue</text:span></text:span><text:span text:style-name="Source_20_Text"><text:span text:style-name="T10">(</text:span></text:span><text:span text:style-name="Source_20_Text"><text:span text:style-name="T14">0</text:span></text:span><text:span text:style-name="Source_20_Text"><text:span text:style-name="T10">));</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1">"Exp : "</text:span></text:span><text:span text:style-name="Source_20_Text"><text:span text:style-name="T12"> </text:span></text:span><text:span text:style-name="Source_20_Text"><text:span text:style-name="T10">+</text:span></text:span><text:span text:style-name="Source_20_Text"><text:span text:style-name="T12"> pair</text:span></text:span><text:span text:style-name="Source_20_Text"><text:span text:style-name="T10">.</text:span></text:span><text:span text:style-name="Source_20_Text"><text:span text:style-name="T16">getValue</text:span></text:span><text:span text:style-name="Source_20_Text"><text:span text:style-name="T10">(</text:span></text:span><text:span text:style-name="Source_20_Text"><text:span text:style-name="T14">1</text:span></text:span><text:span text:style-name="Source_20_Text"><text:span text:style-name="T10">));</text:span></text:span></text:p>
      <text:p text:style-name="P7">Program output.</text:p>
      <text:p text:style-name="P12"><text:span text:style-name="Source_20_Text"><text:span text:style-name="T12">Name </text:span></text:span><text:span text:style-name="Source_20_Text"><text:span text:style-name="T16">:</text:span></text:span><text:span text:style-name="Source_20_Text"><text:span text:style-name="T12"> Sajal</text:span></text:span></text:p>
      <text:p text:style-name="P10"><text:span text:style-name="Source_20_Text"><text:span text:style-name="T12">Exp </text:span></text:span><text:span text:style-name="Source_20_Text"><text:span text:style-name="T16">:</text:span></text:span><text:span text:style-name="Source_20_Text"><text:span text:style-name="T12"> </text:span></text:span><text:span text:style-name="Source_20_Text"><text:span text:style-name="T14">12</text:span></text:span></text:p>
      <text:p text:style-name="P15"><text:span text:style-name="T1">Classes </text:span><text:span text:style-name="Source_20_Text"><text:span text:style-name="T5">KeyValue</text:span></text:span><text:span text:style-name="T1"> and </text:span><text:span text:style-name="Source_20_Text"><text:span text:style-name="T5">LabelValue</text:span></text:span><text:span text:style-name="T1"> have methods as getKey()/getValue() and getLabel()/getValue(), respectively.</text:span></text:p>
      <text:h text:style-name="P3" text:outline-level="3"><text:bookmark text:name="43-setting-values-in-tuple"/><text:soft-page-break/>4.3. Setting Values in Tuple</text:h>
      <text:p text:style-name="P9"><text:span text:style-name="T1">We can set values in tuples after they are created. We can do this by </text:span><text:span text:style-name="Source_20_Text"><text:span text:style-name="T5">setAtX()</text:span></text:span><text:span text:style-name="T1"> method where </text:span><text:span text:style-name="Source_20_Text"><text:span text:style-name="T5">'X'</text:span></text:span><text:span text:style-name="T1"> is the index position where we want to set value.</text:span></text:p>
      <text:p text:style-name="P12"><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gt;</text:span></text:span><text:span text:style-name="Source_20_Text"><text:span text:style-name="T12"> pair </text:span></text:span><text:span text:style-name="Source_20_Text"><text:span text:style-name="T10">=</text:span></text:span><text:span text:style-name="Source_20_Text"><text:span text:style-name="T12"> </text:span></text:span><text:span text:style-name="Source_20_Text"><text:span text:style-name="T16">Pair</text:span></text:span><text:span text:style-name="Source_20_Text"><text:span text:style-name="T10">.with(</text:span></text:span><text:span text:style-name="Source_20_Text"><text:span text:style-name="T11">"Sajal"</text:span></text:span><text:span text:style-name="Source_20_Text"><text:span text:style-name="T10">,</text:span></text:span><text:span text:style-name="Source_20_Text"><text:span text:style-name="T12"> </text:span></text:span><text:span text:style-name="Source_20_Text"><text:span text:style-name="T14">12</text:span></text:span><text:span text:style-name="Source_20_Text"><text:span text:style-name="T10">);</text:span></text:span></text:p>
      <text:p text:style-name="P11"><text:span text:style-name="Source_20_Text"><text:span text:style-name="T13"><text:s text:c="9"/></text:span></text:span></text:p>
      <text:p text:style-name="P14"><text:span text:style-name="Source_20_Text"><text:span text:style-name="T17">//Modify the value</text:span></text:span></text:p>
      <text:p text:style-name="P11"><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gt;</text:span></text:span><text:span text:style-name="Source_20_Text"><text:span text:style-name="T12"> modifiedPair </text:span></text:span><text:span text:style-name="Source_20_Text"><text:span text:style-name="T10">=</text:span></text:span><text:span text:style-name="Source_20_Text"><text:span text:style-name="T12"> pair</text:span></text:span><text:span text:style-name="Source_20_Text"><text:span text:style-name="T10">.</text:span></text:span><text:span text:style-name="Source_20_Text"><text:span text:style-name="T16">setAt0</text:span></text:span><text:span text:style-name="Source_20_Text"><text:span text:style-name="T10">(</text:span></text:span><text:span text:style-name="Source_20_Text"><text:span text:style-name="T11">"Kajal"</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pair</text:span></text:span><text:span text:style-name="Source_20_Text"><text:span text:style-name="T10">);</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modifiedPair</text:span></text:span><text:span text:style-name="Source_20_Text"><text:span text:style-name="T10">);</text:span></text:span></text:p>
      <text:p text:style-name="P7">Program output.</text:p>
      <text:p text:style-name="P12"><text:span text:style-name="Source_20_Text"><text:span text:style-name="T10">[</text:span></text:span><text:span text:style-name="Source_20_Text"><text:span text:style-name="T12">Sajal, </text:span></text:span><text:span text:style-name="Source_20_Text"><text:span text:style-name="T14">12</text:span></text:span><text:span text:style-name="Source_20_Text"><text:span text:style-name="T10">]</text:span></text:span></text:p>
      <text:p text:style-name="P10"><text:span text:style-name="Source_20_Text"><text:span text:style-name="T10">[</text:span></text:span><text:span text:style-name="Source_20_Text"><text:span text:style-name="T12">Kajal, </text:span></text:span><text:span text:style-name="Source_20_Text"><text:span text:style-name="T14">12</text:span></text:span><text:span text:style-name="Source_20_Text"><text:span text:style-name="T10">]</text:span></text:span></text:p>
      <text:p text:style-name="P15"><text:span text:style-name="T1">Please notice that </text:span><text:span text:style-name="Strong_20_Emphasis"><text:span text:style-name="T2">tuples are immutable</text:span></text:span><text:span text:style-name="T1">. So </text:span><text:span text:style-name="Source_20_Text"><text:span text:style-name="T5">setAt()</text:span></text:span><text:span text:style-name="T1"> method returns same type of tuple with modified value. </text:span><text:span text:style-name="Strong_20_Emphasis"><text:span text:style-name="T2">Original tuple is unchanged</text:span></text:span><text:span text:style-name="T1">.</text:span></text:p>
      <text:h text:style-name="P3" text:outline-level="3"><text:bookmark text:name="44-adding-and-removing-values"/>4.4. Adding and Removing Values</text:h>
      <text:h text:style-name="P8" text:outline-level="4"><text:span text:style-name="T18">4.4.1. </text:span><text:span text:style-name="Source_20_Text"><text:span text:style-name="T19">add()</text:span></text:span><text:span text:style-name="T18"> Method</text:span></text:h>
      <text:p text:style-name="P9"><text:span text:style-name="T1">We can also add elements in Tuple, which will return a new tuple type matching the number of elements. For example, if we add value to an element to a </text:span><text:span text:style-name="Source_20_Text"><text:span text:style-name="T5">Pair</text:span></text:span><text:span text:style-name="T1"> then we will get a </text:span><text:span text:style-name="Source_20_Text"><text:span text:style-name="T5">Triplet</text:span></text:span><text:span text:style-name="T1"> object in return.</text:span></text:p>
      <text:p text:style-name="P7">A new element is added at the end of the tuple.</text:p>
      <text:p text:style-name="P12"><text:span text:style-name="Source_20_Text"><text:span text:style-name="T16">Pair</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gt;</text:span></text:span><text:span text:style-name="Source_20_Text"><text:span text:style-name="T12"> pair </text:span></text:span><text:span text:style-name="Source_20_Text"><text:span text:style-name="T10">=</text:span></text:span><text:span text:style-name="Source_20_Text"><text:span text:style-name="T12"> </text:span></text:span><text:span text:style-name="Source_20_Text"><text:span text:style-name="T16">Pair</text:span></text:span><text:span text:style-name="Source_20_Text"><text:span text:style-name="T10">.with(</text:span></text:span><text:span text:style-name="Source_20_Text"><text:span text:style-name="T11">"Sajal"</text:span></text:span><text:span text:style-name="Source_20_Text"><text:span text:style-name="T10">,</text:span></text:span><text:span text:style-name="Source_20_Text"><text:span text:style-name="T12"> </text:span></text:span><text:span text:style-name="Source_20_Text"><text:span text:style-name="T14">12</text:span></text:span><text:span text:style-name="Source_20_Text"><text:span text:style-name="T10">);</text:span></text:span></text:p>
      <text:p text:style-name="P11"><text:span text:style-name="Source_20_Text"><text:span text:style-name="T13"><text:s text:c="9"/></text:span></text:span></text:p>
      <text:p text:style-name="P11"><text:span text:style-name="Source_20_Text"><text:span text:style-name="T16">Tripl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gt;</text:span></text:span><text:span text:style-name="Source_20_Text"><text:span text:style-name="T12"> triplet </text:span></text:span><text:span text:style-name="Source_20_Text"><text:span text:style-name="T10">=</text:span></text:span><text:span text:style-name="Source_20_Text"><text:span text:style-name="T12"> pair</text:span></text:span><text:span text:style-name="Source_20_Text"><text:span text:style-name="T10">.</text:span></text:span><text:span text:style-name="Source_20_Text"><text:span text:style-name="T16">add</text:span></text:span><text:span text:style-name="Source_20_Text"><text:span text:style-name="T10">(</text:span></text:span><text:span text:style-name="Source_20_Text"><text:span text:style-name="T11">"IT Professional"</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pair</text:span></text:span><text:span text:style-name="Source_20_Text"><text:span text:style-name="T10">);</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triplet</text:span></text:span><text:span text:style-name="Source_20_Text"><text:span text:style-name="T10">);</text:span></text:span></text:p>
      <text:p text:style-name="P7">Program output.</text:p>
      <text:p text:style-name="P12"><text:soft-page-break/><text:span text:style-name="Source_20_Text"><text:span text:style-name="T10">[</text:span></text:span><text:span text:style-name="Source_20_Text"><text:span text:style-name="T12">Sajal, </text:span></text:span><text:span text:style-name="Source_20_Text"><text:span text:style-name="T14">12</text:span></text:span><text:span text:style-name="Source_20_Text"><text:span text:style-name="T10">]</text:span></text:span></text:p>
      <text:p text:style-name="P10"><text:span text:style-name="Source_20_Text"><text:span text:style-name="T10">[</text:span></text:span><text:span text:style-name="Source_20_Text"><text:span text:style-name="T12">Sajal, </text:span></text:span><text:span text:style-name="Source_20_Text"><text:span text:style-name="T14">12</text:span></text:span><text:span text:style-name="Source_20_Text"><text:span text:style-name="T12">, IT Professional</text:span></text:span><text:span text:style-name="Source_20_Text"><text:span text:style-name="T10">]</text:span></text:span></text:p>
      <text:p text:style-name="P9"><text:span text:style-name="T1">We can </text:span><text:span text:style-name="Strong_20_Emphasis"><text:span text:style-name="T2">add one tuple object to another tuple</text:span></text:span><text:span text:style-name="T1"> as well. It will return the type of Tuple based on the number of elements present after addition.</text:span></text:p>
      <text:p text:style-name="P12"><text:span text:style-name="Source_20_Text"><text:span text:style-name="T16">Tripl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gt;</text:span></text:span><text:span text:style-name="Source_20_Text"><text:span text:style-name="T12"> triplet </text:span></text:span><text:span text:style-name="Source_20_Text"><text:span text:style-name="T10">=</text:span></text:span><text:span text:style-name="Source_20_Text"><text:span text:style-name="T12"> </text:span></text:span><text:span text:style-name="Source_20_Text"><text:span text:style-name="T16">Triplet</text:span></text:span><text:span text:style-name="Source_20_Text"><text:span text:style-name="T10">.with(</text:span></text:span><text:span text:style-name="Source_20_Text"><text:span text:style-name="T11">"Java"</text:span></text:span><text:span text:style-name="Source_20_Text"><text:span text:style-name="T10">,</text:span></text:span><text:span text:style-name="Source_20_Text"><text:span text:style-name="T12"> </text:span></text:span><text:span text:style-name="Source_20_Text"><text:span text:style-name="T11">"C"</text:span></text:span><text:span text:style-name="Source_20_Text"><text:span text:style-name="T10">,</text:span></text:span><text:span text:style-name="Source_20_Text"><text:span text:style-name="T12"> </text:span></text:span><text:span text:style-name="Source_20_Text"><text:span text:style-name="T11">"C++"</text:span></text:span><text:span text:style-name="Source_20_Text"><text:span text:style-name="T10">);</text:span></text:span></text:p>
      <text:p text:style-name="P11"><text:span text:style-name="Source_20_Text"><text:span text:style-name="T16">Quart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gt;</text:span></text:span><text:span text:style-name="Source_20_Text"><text:span text:style-name="T12"> quartet </text:span></text:span><text:span text:style-name="Source_20_Text"><text:span text:style-name="T10">=</text:span></text:span><text:span text:style-name="Source_20_Text"><text:span text:style-name="T12"> triplet</text:span></text:span><text:span text:style-name="Source_20_Text"><text:span text:style-name="T10">.</text:span></text:span><text:span text:style-name="Source_20_Text"><text:span text:style-name="T16">addAt1</text:span></text:span><text:span text:style-name="Source_20_Text"><text:span text:style-name="T10">(</text:span></text:span><text:span text:style-name="Source_20_Text"><text:span text:style-name="T11">"Python"</text:span></text:span><text:span text:style-name="Source_20_Text"><text:span text:style-name="T10">);</text:span></text:span></text:p>
      <text:p text:style-name="P11"><text:span text:style-name="Source_20_Text"><text:span text:style-name="T13"><text:s/></text:span></text:span></text:p>
      <text:p text:style-name="P14"><text:span text:style-name="Source_20_Text"><text:span text:style-name="T16">Septet</text:span></text:span><text:span text:style-name="Source_20_Text"><text:span text:style-name="T12"> septet </text:span></text:span><text:span text:style-name="Source_20_Text"><text:span text:style-name="T10">=</text:span></text:span><text:span text:style-name="Source_20_Text"><text:span text:style-name="T12"> quartet</text:span></text:span><text:span text:style-name="Source_20_Text"><text:span text:style-name="T10">.</text:span></text:span><text:span text:style-name="Source_20_Text"><text:span text:style-name="T16">add</text:span></text:span><text:span text:style-name="Source_20_Text"><text:span text:style-name="T10">(</text:span></text:span><text:span text:style-name="Source_20_Text"><text:span text:style-name="T12">triplet</text:span></text:span><text:span text:style-name="Source_20_Text"><text:span text:style-name="T10">);</text:span></text:span><text:span text:style-name="Source_20_Text"><text:span text:style-name="T12"> <text:s text:c="2"/></text:span></text:span><text:span text:style-name="Source_20_Text"><text:span text:style-name="T17">//3 + 4 = 7</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triplet</text:span></text:span><text:span text:style-name="Source_20_Text"><text:span text:style-name="T10">);</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quartet</text:span></text:span><text:span text:style-name="Source_20_Text"><text:span text:style-name="T10">);</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septet</text:span></text:span><text:span text:style-name="Source_20_Text"><text:span text:style-name="T10">);</text:span></text:span></text:p>
      <text:p text:style-name="P7">Program output.</text:p>
      <text:p text:style-name="P12"><text:span text:style-name="Source_20_Text"><text:span text:style-name="T10">[</text:span></text:span><text:span text:style-name="Source_20_Text"><text:span text:style-name="T12">Java, C, C++</text:span></text:span><text:span text:style-name="Source_20_Text"><text:span text:style-name="T10">]</text:span></text:span></text:p>
      <text:p text:style-name="P11"><text:span text:style-name="Source_20_Text"><text:span text:style-name="T10">[</text:span></text:span><text:span text:style-name="Source_20_Text"><text:span text:style-name="T12">Java, Python, C, C++</text:span></text:span><text:span text:style-name="Source_20_Text"><text:span text:style-name="T10">]</text:span></text:span></text:p>
      <text:p text:style-name="P10"><text:span text:style-name="Source_20_Text"><text:span text:style-name="T10">[</text:span></text:span><text:span text:style-name="Source_20_Text"><text:span text:style-name="T12">Java, Python, C, C++, Java, C, C++</text:span></text:span><text:span text:style-name="Source_20_Text"><text:span text:style-name="T10">]</text:span></text:span></text:p>
      <text:h text:style-name="P8" text:outline-level="4"><text:span text:style-name="T18">4.4.2. </text:span><text:span text:style-name="Source_20_Text"><text:span text:style-name="T19">addAt()</text:span></text:span><text:span text:style-name="T18"> Method</text:span></text:h>
      <text:p text:style-name="P9"><text:span text:style-name="Strong_20_Emphasis"><text:span text:style-name="T2">By default, new elements are added at the end of the tuple</text:span></text:span><text:span text:style-name="T1">. But we can also add elements in other positions of the tuple by using the </text:span><text:span text:style-name="Source_20_Text"><text:span text:style-name="T5">addAtX()</text:span></text:span><text:span text:style-name="T1"> methods.</text:span></text:p>
      <text:p text:style-name="P12"><text:span text:style-name="Source_20_Text"><text:span text:style-name="T16">Tripl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gt;</text:span></text:span><text:span text:style-name="Source_20_Text"><text:span text:style-name="T12"> triplet </text:span></text:span><text:span text:style-name="Source_20_Text"><text:span text:style-name="T10">=</text:span></text:span><text:span text:style-name="Source_20_Text"><text:span text:style-name="T12"> </text:span></text:span><text:span text:style-name="Source_20_Text"><text:span text:style-name="T16">Triplet</text:span></text:span><text:span text:style-name="Source_20_Text"><text:span text:style-name="T10">.with(</text:span></text:span><text:span text:style-name="Source_20_Text"><text:span text:style-name="T11">"Java"</text:span></text:span><text:span text:style-name="Source_20_Text"><text:span text:style-name="T10">,</text:span></text:span><text:span text:style-name="Source_20_Text"><text:span text:style-name="T12"> </text:span></text:span><text:span text:style-name="Source_20_Text"><text:span text:style-name="T11">"C"</text:span></text:span><text:span text:style-name="Source_20_Text"><text:span text:style-name="T10">,</text:span></text:span><text:span text:style-name="Source_20_Text"><text:span text:style-name="T12"> </text:span></text:span><text:span text:style-name="Source_20_Text"><text:span text:style-name="T11">"C++"</text:span></text:span><text:span text:style-name="Source_20_Text"><text:span text:style-name="T10">);</text:span></text:span></text:p>
      <text:p text:style-name="P11"><text:span text:style-name="Source_20_Text"><text:span text:style-name="T16">Quart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gt;</text:span></text:span><text:span text:style-name="Source_20_Text"><text:span text:style-name="T12"> quartet </text:span></text:span><text:span text:style-name="Source_20_Text"><text:span text:style-name="T10">=</text:span></text:span><text:span text:style-name="Source_20_Text"><text:span text:style-name="T12"> triplet</text:span></text:span><text:span text:style-name="Source_20_Text"><text:span text:style-name="T10">.</text:span></text:span><text:span text:style-name="Source_20_Text"><text:span text:style-name="T16">addAt1</text:span></text:span><text:span text:style-name="Source_20_Text"><text:span text:style-name="T10">(</text:span></text:span><text:span text:style-name="Source_20_Text"><text:span text:style-name="T11">"Python"</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triplet</text:span></text:span><text:span text:style-name="Source_20_Text"><text:span text:style-name="T10">);</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quartet</text:span></text:span><text:span text:style-name="Source_20_Text"><text:span text:style-name="T10">);</text:span></text:span></text:p>
      <text:p text:style-name="P7"><text:soft-page-break/>Program output.</text:p>
      <text:p text:style-name="P12"><text:span text:style-name="Source_20_Text"><text:span text:style-name="T10">[</text:span></text:span><text:span text:style-name="Source_20_Text"><text:span text:style-name="T12">Java, C, C++</text:span></text:span><text:span text:style-name="Source_20_Text"><text:span text:style-name="T10">]</text:span></text:span></text:p>
      <text:p text:style-name="P10"><text:span text:style-name="Source_20_Text"><text:span text:style-name="T10">[</text:span></text:span><text:span text:style-name="Source_20_Text"><text:span text:style-name="T12">Java, Python, C, C++</text:span></text:span><text:span text:style-name="Source_20_Text"><text:span text:style-name="T10">]</text:span></text:span></text:p>
      <text:h text:style-name="P3" text:outline-level="3"><text:bookmark text:name="45-converting-tuple-to-collection-or-array"/>4.5. Converting Tuple to Collection or Array</text:h>
      <text:p text:style-name="P9"><text:span text:style-name="T1">Each tuple class provides </text:span><text:span text:style-name="Strong_20_Emphasis"><text:span text:style-name="T2">asList()</text:span></text:span><text:span text:style-name="T1"> and </text:span><text:span text:style-name="Strong_20_Emphasis"><text:span text:style-name="T2">toArray()</text:span></text:span><text:span text:style-name="T1"> methods which returns </text:span><text:span text:style-name="Source_20_Text"><text:span text:style-name="T5">List</text:span></text:span><text:span text:style-name="T1"> and </text:span><text:span text:style-name="Source_20_Text"><text:span text:style-name="T5">Array</text:span></text:span><text:span text:style-name="T1"> respectively.</text:span></text:p>
      <text:p text:style-name="P14"><text:span text:style-name="Source_20_Text"><text:span text:style-name="T17">//Convert to list</text:span></text:span></text:p>
      <text:p text:style-name="P11"><text:span text:style-name="Source_20_Text"><text:span text:style-name="T16">Quart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Double</text:span></text:span><text:span text:style-name="Source_20_Text"><text:span text:style-name="T10">&gt;</text:span></text:span><text:span text:style-name="Source_20_Text"><text:span text:style-name="T12"> quartet1 </text:span></text:span><text:span text:style-name="Source_20_Text"><text:span text:style-name="T10">=</text:span></text:span><text:span text:style-name="Source_20_Text"><text:span text:style-name="T12"> </text:span></text:span><text:span text:style-name="Source_20_Text"><text:span text:style-name="T16">Quartet</text:span></text:span><text:span text:style-name="Source_20_Text"><text:span text:style-name="T10">.with(</text:span></text:span><text:span text:style-name="Source_20_Text"><text:span text:style-name="T11">"A1"</text:span></text:span><text:span text:style-name="Source_20_Text"><text:span text:style-name="T10">,</text:span></text:span><text:span text:style-name="Source_20_Text"><text:span text:style-name="T14">1</text:span></text:span><text:span text:style-name="Source_20_Text"><text:span text:style-name="T10">,</text:span></text:span><text:span text:style-name="Source_20_Text"><text:span text:style-name="T11">"A3"</text:span></text:span><text:span text:style-name="Source_20_Text"><text:span text:style-name="T10">,</text:span></text:span><text:span text:style-name="Source_20_Text"><text:span text:style-name="T14">2.3</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List</text:span></text:span><text:span text:style-name="Source_20_Text"><text:span text:style-name="T10">&lt;</text:span></text:span><text:span text:style-name="Source_20_Text"><text:span text:style-name="T16">Object</text:span></text:span><text:span text:style-name="Source_20_Text"><text:span text:style-name="T10">&gt;</text:span></text:span><text:span text:style-name="Source_20_Text"><text:span text:style-name="T12"> quartletList </text:span></text:span><text:span text:style-name="Source_20_Text"><text:span text:style-name="T10">=</text:span></text:span><text:span text:style-name="Source_20_Text"><text:span text:style-name="T12"> quartet1</text:span></text:span><text:span text:style-name="Source_20_Text"><text:span text:style-name="T10">.</text:span></text:span><text:span text:style-name="Source_20_Text"><text:span text:style-name="T16">toList</text:span></text:span><text:span text:style-name="Source_20_Text"><text:span text:style-name="T10">();</text:span></text:span></text:p>
      <text:p text:style-name="P11"><text:span text:style-name="Source_20_Text"><text:span text:style-name="T13"><text:s/></text:span></text:span></text:p>
      <text:p text:style-name="P11"><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quartletList</text:span></text:span><text:span text:style-name="Source_20_Text"><text:span text:style-name="T10">);</text:span></text:span></text:p>
      <text:p text:style-name="P11"><text:span text:style-name="Source_20_Text"><text:span text:style-name="T13"><text:s/></text:span></text:span></text:p>
      <text:p text:style-name="P14"><text:span text:style-name="Source_20_Text"><text:span text:style-name="T17">//Convert to array</text:span></text:span></text:p>
      <text:p text:style-name="P11"><text:span text:style-name="Source_20_Text"><text:span text:style-name="T16">Object</text:span></text:span><text:span text:style-name="Source_20_Text"><text:span text:style-name="T10">[]</text:span></text:span><text:span text:style-name="Source_20_Text"><text:span text:style-name="T12"> quartletArr </text:span></text:span><text:span text:style-name="Source_20_Text"><text:span text:style-name="T10">=</text:span></text:span><text:span text:style-name="Source_20_Text"><text:span text:style-name="T12"> quartet1</text:span></text:span><text:span text:style-name="Source_20_Text"><text:span text:style-name="T10">.</text:span></text:span><text:span text:style-name="Source_20_Text"><text:span text:style-name="T16">toArray</text:span></text:span><text:span text:style-name="Source_20_Text"><text:span text:style-name="T10">();</text:span></text:span></text:p>
      <text:p text:style-name="P11"><text:span text:style-name="Source_20_Text"><text:span text:style-name="T13"><text:s/></text:span></text:span></text:p>
      <text:p text:style-name="P10"><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6">Arrays</text:span></text:span><text:span text:style-name="Source_20_Text"><text:span text:style-name="T10">.</text:span></text:span><text:span text:style-name="Source_20_Text"><text:span text:style-name="T16">toString</text:span></text:span><text:span text:style-name="Source_20_Text"><text:span text:style-name="T10">(</text:span></text:span><text:span text:style-name="Source_20_Text"><text:span text:style-name="T12">quartletArr</text:span></text:span><text:span text:style-name="Source_20_Text"><text:span text:style-name="T10">));</text:span></text:span></text:p>
      <text:p text:style-name="P7">Program output.</text:p>
      <text:p text:style-name="P12"><text:span text:style-name="Source_20_Text"><text:span text:style-name="T10">[</text:span></text:span><text:span text:style-name="Source_20_Text"><text:span text:style-name="T12">A1, </text:span></text:span><text:span text:style-name="Source_20_Text"><text:span text:style-name="T14">1</text:span></text:span><text:span text:style-name="Source_20_Text"><text:span text:style-name="T12">, A3, </text:span></text:span><text:span text:style-name="Source_20_Text"><text:span text:style-name="T14">2.3</text:span></text:span><text:span text:style-name="Source_20_Text"><text:span text:style-name="T10">]</text:span></text:span></text:p>
      <text:p text:style-name="P10"><text:span text:style-name="Source_20_Text"><text:span text:style-name="T10">[</text:span></text:span><text:span text:style-name="Source_20_Text"><text:span text:style-name="T12">A1, </text:span></text:span><text:span text:style-name="Source_20_Text"><text:span text:style-name="T14">1</text:span></text:span><text:span text:style-name="Source_20_Text"><text:span text:style-name="T12">, A3, </text:span></text:span><text:span text:style-name="Source_20_Text"><text:span text:style-name="T14">2.3</text:span></text:span><text:span text:style-name="Source_20_Text"><text:span text:style-name="T10">]</text:span></text:span></text:p>
      <text:p text:style-name="P15"><text:span text:style-name="T1">Please note here that </text:span><text:span text:style-name="Strong_20_Emphasis"><text:span text:style-name="T2">tuple can contain heterogeneous types</text:span></text:span><text:span text:style-name="T1"> so resulting type will be of </text:span><text:span text:style-name="Source_20_Text"><text:span text:style-name="T5">List&lt;Object&gt;</text:span></text:span><text:span text:style-name="T1"> or </text:span><text:span text:style-name="Source_20_Text"><text:span text:style-name="T5">Object[]</text:span></text:span><text:span text:style-name="T1"> accordingly.</text:span></text:p>
      <text:h text:style-name="P3" text:outline-level="3"><text:bookmark text:name="46-iterating-over-tuple-values"/>4.6. Iterating over Tuple Values</text:h>
      <text:p text:style-name="P9"><text:span text:style-name="T1">All tuple classes implement the </text:span><text:span text:style-name="Source_20_Text"><text:span text:style-name="T5">Iterable</text:span></text:span><text:span text:style-name="T1"> interface so they can be iterated in the same way as collections or arrays.</text:span></text:p>
      <text:p text:style-name="P12"><text:span text:style-name="Source_20_Text"><text:span text:style-name="T16">Quartet</text:span></text:span><text:span text:style-name="Source_20_Text"><text:span text:style-name="T10">&lt;</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Integer</text:span></text:span><text:span text:style-name="Source_20_Text"><text:span text:style-name="T10">,</text:span></text:span><text:span text:style-name="Source_20_Text"><text:span text:style-name="T12"> </text:span></text:span><text:span text:style-name="Source_20_Text"><text:span text:style-name="T16">String</text:span></text:span><text:span text:style-name="Source_20_Text"><text:span text:style-name="T10">,</text:span></text:span><text:span text:style-name="Source_20_Text"><text:span text:style-name="T12"> </text:span></text:span><text:span text:style-name="Source_20_Text"><text:span text:style-name="T16">Double</text:span></text:span><text:span text:style-name="Source_20_Text"><text:span text:style-name="T10">&gt;</text:span></text:span><text:span text:style-name="Source_20_Text"><text:span text:style-name="T12"> quartet1 </text:span></text:span><text:span text:style-name="Source_20_Text"><text:span text:style-name="T10">=</text:span></text:span><text:span text:style-name="Source_20_Text"><text:span text:style-name="T12"> </text:span></text:span><text:span text:style-name="Source_20_Text"><text:span text:style-name="T16">Quartet</text:span></text:span><text:span text:style-name="Source_20_Text"><text:span text:style-name="T10">.with(</text:span></text:span><text:span text:style-name="Source_20_Text"><text:span text:style-name="T11">"A1"</text:span></text:span><text:span text:style-name="Source_20_Text"><text:span text:style-name="T10">,</text:span></text:span><text:span text:style-name="Source_20_Text"><text:span text:style-name="T14">1</text:span></text:span><text:span text:style-name="Source_20_Text"><text:span text:style-name="T10">,</text:span></text:span><text:span text:style-name="Source_20_Text"><text:span text:style-name="T11">"A3"</text:span></text:span><text:span text:style-name="Source_20_Text"><text:span text:style-name="T10">,</text:span></text:span><text:span text:style-name="Source_20_Text"><text:span text:style-name="T14">2.3</text:span></text:span><text:span text:style-name="Source_20_Text"><text:span text:style-name="T10">);</text:span></text:span></text:p>
      <text:p text:style-name="P11"><text:span text:style-name="Source_20_Text"><text:span text:style-name="T13"><text:s/></text:span></text:span></text:p>
      <text:p text:style-name="P11"><text:soft-page-break/><text:span text:style-name="Source_20_Text"><text:span text:style-name="T10">for(</text:span></text:span><text:span text:style-name="Source_20_Text"><text:span text:style-name="T16">Object</text:span></text:span><text:span text:style-name="Source_20_Text"><text:span text:style-name="T12"> obj </text:span></text:span><text:span text:style-name="Source_20_Text"><text:span text:style-name="T10">:</text:span></text:span><text:span text:style-name="Source_20_Text"><text:span text:style-name="T12"> quartet1</text:span></text:span><text:span text:style-name="Source_20_Text"><text:span text:style-name="T10">)</text:span></text:span><text:span text:style-name="Source_20_Text"><text:span text:style-name="T12"> </text:span></text:span><text:span text:style-name="Source_20_Text"><text:span text:style-name="T10">{</text:span></text:span></text:p>
      <text:p text:style-name="P11"><text:span text:style-name="Source_20_Text"><text:span text:style-name="T13"><text:s text:c="4"/></text:span></text:span><text:span text:style-name="Source_20_Text"><text:span text:style-name="T16">System</text:span></text:span><text:span text:style-name="Source_20_Text"><text:span text:style-name="T10">.</text:span></text:span><text:span text:style-name="Source_20_Text"><text:span text:style-name="T12">out</text:span></text:span><text:span text:style-name="Source_20_Text"><text:span text:style-name="T10">.</text:span></text:span><text:span text:style-name="Source_20_Text"><text:span text:style-name="T16">println</text:span></text:span><text:span text:style-name="Source_20_Text"><text:span text:style-name="T10">(</text:span></text:span><text:span text:style-name="Source_20_Text"><text:span text:style-name="T12">obj</text:span></text:span><text:span text:style-name="Source_20_Text"><text:span text:style-name="T10">);</text:span></text:span></text:p>
      <text:p text:style-name="P10"><text:span text:style-name="Source_20_Text"><text:span text:style-name="T10">}</text:span></text:span></text:p>
      <text:p text:style-name="P7">Program output.</text:p>
      <text:p text:style-name="P12"><text:span text:style-name="Source_20_Text"><text:span text:style-name="T12">A1</text:span></text:span></text:p>
      <text:p text:style-name="P11"><text:span text:style-name="Source_20_Text"><text:span text:style-name="T14">1</text:span></text:span></text:p>
      <text:p text:style-name="P11"><text:span text:style-name="Source_20_Text"><text:span text:style-name="T12">A3</text:span></text:span></text:p>
      <text:p text:style-name="P10"><text:span text:style-name="Source_20_Text"><text:span text:style-name="T14">2.3</text:span></text:span></text:p>
      <text:h text:style-name="P3" text:outline-level="3"><text:bookmark text:name="47-more-tuple-operations"/>4.7. More Tuple Operations</text:h>
      <text:p text:style-name="P7">All tuple class has the following utility methods like collection, and we can use those as per our requirement.</text:p>
      <text:list xml:id="list857279540" text:style-name="L6">
        <text:list-item>
          <text:p text:style-name="P26"><text:span text:style-name="Strong_20_Emphasis"><text:span text:style-name="T2">contains()</text:span></text:span><text:span text:style-name="T1"> – returns </text:span><text:span text:style-name="Source_20_Text"><text:span text:style-name="T5">true</text:span></text:span><text:span text:style-name="T1"> if this tuple contains the specified element.</text:span></text:p>
        </text:list-item>
        <text:list-item>
          <text:p text:style-name="P26"><text:span text:style-name="Strong_20_Emphasis"><text:span text:style-name="T2">containsAll()</text:span></text:span><text:span text:style-name="T1"> – returns </text:span><text:span text:style-name="Source_20_Text"><text:span text:style-name="T5">true</text:span></text:span><text:span text:style-name="T1"> if this tuple contains the all the specified elements.</text:span></text:p>
        </text:list-item>
        <text:list-item>
          <text:p text:style-name="P26"><text:span text:style-name="Strong_20_Emphasis"><text:span text:style-name="T2">indexOf()</text:span></text:span><text:span text:style-name="T1"> – returns the index of the first occurrence of the specified element.</text:span></text:p>
        </text:list-item>
        <text:list-item>
          <text:p text:style-name="P26"><text:span text:style-name="Strong_20_Emphasis"><text:span text:style-name="T2">lastIndexOf()</text:span></text:span><text:span text:style-name="T1"> – returns the index of the last occurrence of the specified element.</text:span></text:p>
        </text:list-item>
      </text:list>
      <text:p text:style-name="P9"><text:span text:style-name="T1">Tuples also provide the generic implementation of </text:span><text:span text:style-name="Strong_20_Emphasis"><text:span text:style-name="T2">hashCode()</text:span></text:span><text:span text:style-name="T1">, </text:span><text:span text:style-name="Strong_20_Emphasis"><text:span text:style-name="T2">equals()</text:span></text:span><text:span text:style-name="T1"> and </text:span><text:span text:style-name="Strong_20_Emphasis"><text:span text:style-name="T2">compareTo()</text:span></text:span><text:span text:style-name="T1"> methods which work fine with wrapper and string classes.</text:span></text:p>
      <text:h text:style-name="P2" text:outline-level="2"><text:bookmark text:name="5-conclusion"/>5. Conclusion</text:h>
      <text:p text:style-name="P9"><text:span text:style-name="T1">In this </text:span><text:span text:style-name="Strong_20_Emphasis"><text:span text:style-name="T2">Java tuple tutorial</text:span></text:span><text:span text:style-name="T1">, we have seen how we can use tuples in java with </text:span><text:span text:style-name="Emphasis"><text:span text:style-name="T3">javatuple</text:span></text:span><text:span text:style-name="T1"> library. So if you face any requirement of a data structure that stores a </text:span><text:span text:style-name="Emphasis"><text:span text:style-name="T3">fixed number of heterogeneous elements</text:span></text:span><text:span text:style-name="T1">, you can use this library.</text:span></text:p>
      <text:p text:style-name="P7">This library is straightforward, easy to use, and provides good performance.</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ans-serif"/>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Sans, Ubuntu, Cantarell, 'Helvetica Neue', sans-serif"/>
    <style:font-face style:name="inherit" svg:font-family="inherit"/>
    <style:font-face style:name="ui-monospace" svg:font-family="ui-monospace, 'Cascadia Mono', 'Segoe UI Mono', 'Liberation Mono', Menlo, Monaco, Consolas,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6T22:47:23.410000000</dc:date>
    <meta:editing-duration>PT4M54S</meta:editing-duration>
    <meta:editing-cycles>2</meta:editing-cycles>
    <meta:generator>LibreOffice/7.2.0.4$Windows_X86_64 LibreOffice_project/9a9c6381e3f7a62afc1329bd359cc48accb6435b</meta:generator>
    <meta:document-statistic meta:table-count="0" meta:image-count="0" meta:object-count="0" meta:page-count="11" meta:paragraph-count="207" meta:word-count="1522" meta:character-count="9885" meta:non-whitespace-character-count="8535"/>
  </office:meta>
</office:document-meta>
</file>